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546000001FC294F392EC67F735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5597in" fo:margin-left="0.0764in" fo:margin-top="0in" fo:margin-bottom="0in" table:align="left" style:writing-mode="lr-tb"/>
    </style:style>
    <style:style style:name="Table1.A" style:family="table-column">
      <style:table-column-properties style:column-width="2.3326in"/>
    </style:style>
    <style:style style:name="Table1.B" style:family="table-column">
      <style:table-column-properties style:column-width="5.2264in"/>
    </style:style>
    <style:style style:name="Table1.1" style:family="table-row">
      <style:table-row-properties style:min-row-height="0.234in"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0.5pt solid #000000" fo:border-top="none" fo:border-bottom="none"/>
    </style:style>
    <style:style style:name="Table1.B1" style:family="table-cell">
      <style:table-cell-properties fo:padding-left="0.075in" fo:padding-right="0.075in" fo:padding-top="0in" fo:padding-bottom="0in" fo:border="0.5pt solid #000000"/>
    </style:style>
    <style:style style:name="Table1.2" style:family="table-row">
      <style:table-row-properties style:min-row-height="0.0958in" fo:keep-together="auto"/>
    </style:style>
    <style:style style:name="Table1.A2" style:family="table-cell">
      <style:table-cell-properties fo:padding-left="0.075in" fo:padding-right="0.075in" fo:padding-top="0in" fo:padding-bottom="0in" fo:border="none"/>
    </style:style>
    <style:style style:name="Table1.B2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/>
    </style:style>
    <style:style style:name="Table1.3" style:family="table-row">
      <style:table-row-properties style:min-row-height="0.2292in" fo:keep-together="auto"/>
    </style:style>
    <style:style style:name="Table1.5" style:family="table-row">
      <style:table-row-properties style:min-row-height="0.2326in" fo:keep-together="auto"/>
    </style:style>
    <style:style style:name="Table1.B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7" style:family="table-row">
      <style:table-row-properties style:min-row-height="0.2375in" fo:keep-together="auto"/>
    </style:style>
    <style:style style:name="Table1.9" style:family="table-row">
      <style:table-row-properties style:min-row-height="0.2382in" fo:keep-together="auto"/>
    </style:style>
    <style:style style:name="P1" style:family="paragraph" style:parent-style-name="Text_20_body">
      <style:paragraph-properties fo:margin-left="0in" fo:margin-right="0.1283in" fo:text-indent="0in" style:auto-text-indent="false"/>
      <style:text-properties fo:font-size="11pt" style:font-size-asian="11pt" style:font-size-complex="11pt"/>
    </style:style>
    <style:style style:name="P2" style:family="paragraph" style:parent-style-name="Text_20_body">
      <style:paragraph-properties fo:margin-left="0in" fo:margin-right="0.1283in" fo:text-align="justify" style:justify-single-word="false" fo:text-indent="0in" style:auto-text-indent="false"/>
    </style:style>
    <style:style style:name="P3" style:family="paragraph" style:parent-style-name="Text_20_body">
      <style:paragraph-properties fo:margin-left="0in" fo:margin-right="0.1283in" fo:margin-top="0.0043in" fo:margin-bottom="0.0008in" loext:contextual-spacing="false" fo:text-indent="0in" style:auto-text-indent="false"/>
      <style:text-properties fo:font-size="11pt" style:font-size-asian="11pt" style:font-size-complex="11pt"/>
    </style:style>
    <style:style style:name="P4" style:family="paragraph" style:parent-style-name="Text_20_body">
      <style:paragraph-properties fo:margin-left="0in" fo:margin-right="0.1283in" fo:margin-top="0.0071in" fo:margin-bottom="0in" loext:contextual-spacing="false" fo:text-indent="0in" style:auto-text-indent="false"/>
      <style:text-properties fo:font-size="11pt" style:font-size-asian="11pt" style:font-size-complex="11pt"/>
    </style:style>
    <style:style style:name="P5" style:family="paragraph" style:parent-style-name="Text_20_body">
      <style:paragraph-properties fo:margin-left="0in" fo:margin-right="0.1283in" fo:margin-top="0.0008in" fo:margin-bottom="0in" loext:contextual-spacing="false" fo:text-indent="0in" style:auto-text-indent="false"/>
      <style:text-properties fo:font-size="11pt" style:font-size-asian="11pt" style:font-size-complex="11pt"/>
    </style:style>
    <style:style style:name="P6" style:family="paragraph" style:parent-style-name="Text_20_body">
      <style:paragraph-properties fo:margin-left="0in" fo:margin-right="0.1283in" fo:margin-top="0.0016in" fo:margin-bottom="0in" loext:contextual-spacing="false" fo:text-indent="0in" style:auto-text-indent="false"/>
      <style:text-properties fo:font-size="11pt" style:font-size-asian="11pt" style:font-size-complex="11pt"/>
    </style:style>
    <style:style style:name="P7" style:family="paragraph" style:parent-style-name="Text_20_body">
      <style:paragraph-properties fo:margin-left="0in" fo:margin-right="0.1283in" fo:margin-top="0.0075in" fo:margin-bottom="0in" loext:contextual-spacing="false" fo:text-indent="0in" style:auto-text-indent="false"/>
      <style:text-properties fo:font-size="11pt" style:font-size-asian="11pt" style:font-size-complex="11pt"/>
    </style:style>
    <style:style style:name="P8" style:family="paragraph" style:parent-style-name="Text_20_body" style:master-page-name="Standard">
      <style:paragraph-properties fo:margin-left="0in" fo:margin-right="0.1283in" fo:text-indent="0in" style:auto-text-indent="false" style:page-number="auto"/>
      <style:text-properties fo:font-size="11pt" style:font-size-asian="11pt" style:font-size-complex="11pt"/>
    </style:style>
    <style:style style:name="P9" style:family="paragraph" style:parent-style-name="Text_20_body">
      <style:paragraph-properties fo:margin-left="0.189in" fo:margin-right="0.1283in" fo:text-align="justify" style:justify-single-word="false" fo:text-indent="0in" style:auto-text-indent="false"/>
    </style:style>
    <style:style style:name="P10" style:family="paragraph" style:parent-style-name="Text_20_body">
      <style:paragraph-properties fo:margin-left="0.189in" fo:margin-right="0.1283in" fo:text-align="justify" style:justify-single-word="false" fo:text-indent="0in" style:auto-text-indent="false"/>
      <style:text-properties fo:font-size="11pt" style:font-size-asian="11pt" style:font-size-complex="11pt"/>
    </style:style>
    <style:style style:name="P11" style:family="paragraph" style:parent-style-name="Text_20_body">
      <style:paragraph-properties fo:margin-left="0.189in" fo:margin-right="0.1283in" fo:margin-top="0.0008in" fo:margin-bottom="0in" loext:contextual-spacing="false" fo:text-align="justify" style:justify-single-word="false" fo:text-indent="0in" style:auto-text-indent="false"/>
    </style:style>
    <style:style style:name="P12" style:family="paragraph" style:parent-style-name="Text_20_body">
      <style:paragraph-properties fo:margin-left="0.189in" fo:margin-right="0.1283in" fo:margin-top="0.0646in" fo:margin-bottom="0in" loext:contextual-spacing="false" fo:text-align="justify" style:justify-single-word="false" fo:text-indent="0in" style:auto-text-indent="false"/>
    </style:style>
    <style:style style:name="P13" style:family="paragraph" style:parent-style-name="Text_20_body" style:list-style-name="WWNum10">
      <style:paragraph-properties fo:margin-left="0.6972in" fo:margin-right="0.1283in" fo:margin-top="0.0646in" fo:margin-bottom="0in" loext:contextual-spacing="false" fo:text-align="justify" style:justify-single-word="false" fo:text-indent="-0.25in" style:auto-text-indent="false"/>
    </style:style>
    <style:style style:name="P14" style:family="paragraph" style:parent-style-name="Text_20_body">
      <style:paragraph-properties fo:margin-left="0.6972in" fo:margin-right="0.1283in" fo:margin-top="0.0646in" fo:margin-bottom="0in" loext:contextual-spacing="false" fo:text-align="justify" style:justify-single-word="false" fo:text-indent="0in" style:auto-text-indent="false"/>
      <style:text-properties fo:font-size="11pt" style:font-size-asian="11pt" style:font-size-complex="11pt"/>
    </style:style>
    <style:style style:name="P15" style:family="paragraph" style:parent-style-name="Text_20_body">
      <style:paragraph-properties fo:margin-left="0.1972in" fo:margin-right="0.1283in" fo:margin-top="0.0646in" fo:margin-bottom="0in" loext:contextual-spacing="false" fo:text-align="justify" style:justify-single-word="false" fo:text-indent="0in" style:auto-text-indent="false"/>
    </style:style>
    <style:style style:name="P16" style:family="paragraph" style:parent-style-name="Table_20_Paragraph">
      <style:paragraph-properties fo:margin-left="0.139in" fo:margin-right="0.1283in" fo:margin-top="0.0362in" fo:margin-bottom="0in" loext:contextual-spacing="false" fo:line-height="100%" fo:orphans="0" fo:widows="0" fo:text-indent="0in" style:auto-text-indent="false"/>
      <style:text-properties fo:language="en" fo:country="US"/>
    </style:style>
    <style:style style:name="P17" style:family="paragraph" style:parent-style-name="Table_20_Paragraph">
      <style:paragraph-properties fo:margin-left="0.139in" fo:margin-right="0.1283in" fo:margin-top="0.0346in" fo:margin-bottom="0in" loext:contextual-spacing="false" fo:line-height="100%" fo:orphans="0" fo:widows="0" fo:text-indent="0in" style:auto-text-indent="false"/>
      <style:text-properties fo:language="en" fo:country="US"/>
    </style:style>
    <style:style style:name="P18" style:family="paragraph" style:parent-style-name="Table_20_Paragraph">
      <style:paragraph-properties fo:margin-left="0.139in" fo:margin-right="0.1283in" fo:margin-top="0.0374in" fo:margin-bottom="0in" loext:contextual-spacing="false" fo:line-height="100%" fo:orphans="0" fo:widows="0" fo:text-indent="0in" style:auto-text-indent="false"/>
      <style:text-properties fo:language="en" fo:country="US"/>
    </style:style>
    <style:style style:name="P19" style:family="paragraph" style:parent-style-name="Table_20_Paragraph">
      <style:paragraph-properties fo:margin-left="0.0453in" fo:margin-right="0.1283in" fo:margin-top="0.0299in" fo:margin-bottom="0in" loext:contextual-spacing="false" fo:line-height="100%" fo:orphans="0" fo:widows="0" fo:text-indent="0in" style:auto-text-indent="false"/>
      <style:text-properties fo:language="en" fo:country="US"/>
    </style:style>
    <style:style style:name="P20" style:family="paragraph" style:parent-style-name="Table_20_Paragraph">
      <style:paragraph-properties fo:margin-left="0.0453in" fo:margin-right="0.1283in" fo:margin-top="0.0264in" fo:margin-bottom="0in" loext:contextual-spacing="false" fo:line-height="100%" fo:orphans="0" fo:widows="0" fo:text-indent="0in" style:auto-text-indent="false"/>
      <style:text-properties fo:language="en" fo:country="US"/>
    </style:style>
    <style:style style:name="P21" style:family="paragraph" style:parent-style-name="Table_20_Paragraph">
      <style:paragraph-properties fo:margin-left="0in" fo:margin-right="0.1283in" fo:margin-top="0.0374in" fo:margin-bottom="0in" loext:contextual-spacing="false" fo:line-height="100%" fo:orphans="0" fo:widows="0" fo:text-indent="0in" style:auto-text-indent="false"/>
      <style:text-properties fo:language="en" fo:country="US"/>
    </style:style>
    <style:style style:name="P22" style:family="paragraph" style:parent-style-name="Table_20_Paragraph">
      <style:paragraph-properties fo:margin-left="0in" fo:margin-right="0.1283in" fo:margin-top="0in" fo:margin-bottom="0in" loext:contextual-spacing="false" fo:line-height="100%" fo:orphans="0" fo:widows="0" fo:text-indent="0in" style:auto-text-indent="false"/>
      <style:text-properties fo:language="en" fo:country="US"/>
    </style:style>
    <style:style style:name="P23" style:family="paragraph" style:parent-style-name="List_20_Paragraph" style:list-style-name="WWNum10"/>
    <style:style style:name="P24" style:family="paragraph" style:parent-style-name="List_20_Paragraph" style:list-style-name="WWNum3">
      <style:paragraph-properties fo:text-align="start" style:justify-single-word="false"/>
    </style:style>
    <style:style style:name="P25" style:family="paragraph" style:parent-style-name="List_20_Paragraph" style:list-style-name="WWNum3">
      <style:paragraph-properties fo:text-align="start" style:justify-single-word="false">
        <style:tab-stops>
          <style:tab-stop style:position="0.439in"/>
          <style:tab-stop style:position="0.4398in"/>
        </style:tab-stops>
      </style:paragraph-properties>
    </style:style>
    <style:style style:name="P26" style:family="paragraph" style:parent-style-name="List_20_Paragraph" style:list-style-name="WWNum7">
      <style:paragraph-properties fo:margin-left="0.5in" fo:margin-right="0.1283in" fo:margin-top="0in" fo:margin-bottom="0.111in" loext:contextual-spacing="true" fo:line-height="108%" fo:orphans="2" fo:widows="2" fo:text-indent="-0.25in" style:auto-text-indent="false"/>
    </style:style>
    <style:style style:name="P27" style:family="paragraph" style:parent-style-name="List_20_Paragraph" style:list-style-name="WWNum8">
      <style:paragraph-properties fo:margin-left="0.7874in" fo:margin-right="0.1283in" fo:margin-top="0in" fo:margin-bottom="0.111in" loext:contextual-spacing="true" fo:line-height="108%" fo:orphans="2" fo:widows="2" fo:text-indent="-0.25in" style:auto-text-indent="false"/>
    </style:style>
    <style:style style:name="P28" style:family="paragraph" style:parent-style-name="List_20_Paragraph">
      <style:paragraph-properties fo:margin-left="0.7874in" fo:margin-right="0.1283in" fo:margin-top="0in" fo:margin-bottom="0.111in" loext:contextual-spacing="true" fo:line-height="108%" fo:orphans="2" fo:widows="2" fo:text-indent="0in" style:auto-text-indent="false"/>
    </style:style>
    <style:style style:name="P29" style:family="paragraph" style:parent-style-name="List_20_Paragraph" style:list-style-name="WWNum3">
      <style:paragraph-properties fo:margin-left="0.439in" fo:margin-right="0.1283in" fo:text-align="start" style:justify-single-word="false" fo:text-indent="-0.2508in" style:auto-text-indent="false">
        <style:tab-stops>
          <style:tab-stop style:position="0.4398in"/>
        </style:tab-stops>
      </style:paragraph-properties>
    </style:style>
    <style:style style:name="P30" style:family="paragraph" style:parent-style-name="List_20_Paragraph" style:list-style-name="WWNum2">
      <style:paragraph-properties fo:margin-left="0.439in" fo:margin-right="0.1283in" fo:text-indent="-0.2508in" style:auto-text-indent="false">
        <style:tab-stops>
          <style:tab-stop style:position="0.4398in"/>
        </style:tab-stops>
      </style:paragraph-properties>
    </style:style>
    <style:style style:name="P31" style:family="paragraph" style:parent-style-name="List_20_Paragraph" style:list-style-name="WWNum2">
      <style:paragraph-properties fo:margin-left="0.439in" fo:margin-right="0.1283in" fo:text-indent="-0.2508in" style:auto-text-indent="false">
        <style:tab-stops>
          <style:tab-stop style:position="0.439in"/>
          <style:tab-stop style:position="0.4398in"/>
        </style:tab-stops>
      </style:paragraph-properties>
    </style:style>
    <style:style style:name="P32" style:family="paragraph" style:parent-style-name="List_20_Paragraph" style:list-style-name="WWNum2">
      <style:paragraph-properties fo:margin-left="0.439in" fo:margin-right="0.1283in" fo:margin-top="0.0008in" fo:margin-bottom="0in" loext:contextual-spacing="false" fo:text-indent="-0.2508in" style:auto-text-indent="false">
        <style:tab-stops>
          <style:tab-stop style:position="0.4398in"/>
        </style:tab-stops>
      </style:paragraph-properties>
    </style:style>
    <style:style style:name="P33" style:family="paragraph" style:parent-style-name="Header">
      <style:paragraph-properties fo:text-align="center" style:justify-single-word="false"/>
      <style:text-properties style:font-name="Arial" fo:font-size="16pt" style:font-size-asian="16pt"/>
    </style:style>
    <style:style style:name="P34" style:family="paragraph" style:parent-style-name="Standard">
      <style:paragraph-properties fo:text-align="center" style:justify-single-word="false"/>
    </style:style>
    <style:style style:name="P35" style:family="paragraph" style:parent-style-name="Standard">
      <style:paragraph-properties fo:text-align="justify" style:justify-single-word="false"/>
    </style:style>
    <style:style style:name="P36" style:family="paragraph" style:parent-style-name="Standard">
      <style:paragraph-properties fo:text-align="center" style:justify-single-word="false"/>
      <style:text-properties fo:language="es" fo:country="MX"/>
    </style:style>
    <style:style style:name="P37" style:family="paragraph" style:parent-style-name="Standard">
      <style:paragraph-properties fo:text-align="center" style:justify-single-word="false"/>
      <style:text-properties fo:font-size="12pt" fo:language="es" fo:country="MX" fo:font-weight="bold" style:font-size-asian="12pt" style:font-weight-asian="bold"/>
    </style:style>
    <style:style style:name="P38" style:family="paragraph" style:parent-style-name="Standard">
      <style:paragraph-properties fo:margin-left="0.189in" fo:margin-right="0.1283in" fo:text-align="justify" style:justify-single-word="false" fo:text-indent="0in" style:auto-text-indent="false"/>
    </style:style>
    <style:style style:name="P39" style:family="paragraph" style:parent-style-name="Standard">
      <style:paragraph-properties fo:margin-left="0in" fo:margin-right="0.1283in" fo:text-indent="0in" style:auto-text-indent="false">
        <style:tab-stops>
          <style:tab-stop style:position="0.439in"/>
          <style:tab-stop style:position="0.4398in"/>
        </style:tab-stops>
      </style:paragraph-properties>
    </style:style>
    <style:style style:name="P40" style:family="paragraph" style:parent-style-name="Standard">
      <style:paragraph-properties fo:margin-left="0in" fo:margin-right="0.1283in" fo:text-align="justify" style:justify-single-word="false" fo:text-indent="0in" style:auto-text-indent="false"/>
      <style:text-properties style:letter-kerning="true"/>
    </style:style>
    <style:style style:name="P41" style:family="paragraph" style:parent-style-name="Standard">
      <style:paragraph-properties fo:margin-left="0in" fo:margin-right="0.1283in" fo:text-align="justify" style:justify-single-word="false" fo:text-indent="0in" style:auto-text-indent="false"/>
    </style:style>
    <style:style style:name="P42" style:family="paragraph" style:parent-style-name="Standard">
      <style:paragraph-properties fo:margin-left="0in" fo:margin-right="0.1283in" fo:text-align="justify" style:justify-single-word="false" fo:text-indent="0in" style:auto-text-indent="false"/>
      <style:text-properties fo:color="#000000" style:letter-kerning="true"/>
    </style:style>
    <style:style style:name="P43" style:family="paragraph" style:parent-style-name="Standard">
      <style:paragraph-properties fo:margin-left="0.1972in" fo:margin-right="0in" fo:text-align="justify" style:justify-single-word="false" fo:text-indent="0in" style:auto-text-indent="false"/>
    </style:style>
    <style:style style:name="P44" style:family="paragraph" style:parent-style-name="Standard">
      <style:paragraph-properties fo:margin-left="0.1972in" fo:margin-right="0.1283in" fo:text-indent="0in" style:auto-text-indent="false"/>
    </style:style>
    <style:style style:name="P45" style:family="paragraph" style:parent-style-name="Standard">
      <style:paragraph-properties fo:margin-left="0.1972in" fo:margin-right="0.1283in" fo:text-align="justify" style:justify-single-word="false" fo:text-indent="0in" style:auto-text-indent="false"/>
      <style:text-properties fo:color="#000000" style:letter-kerning="true"/>
    </style:style>
    <style:style style:name="P46" style:family="paragraph" style:parent-style-name="Standard">
      <style:paragraph-properties fo:margin-left="0.1972in" fo:margin-right="0.1283in" fo:text-align="justify" style:justify-single-word="false" fo:text-indent="0in" style:auto-text-indent="false">
        <style:tab-stops>
          <style:tab-stop style:position="4.5417in"/>
        </style:tab-stops>
      </style:paragraph-properties>
      <style:text-properties fo:color="#000000" style:letter-kerning="true"/>
    </style:style>
    <style:style style:name="P47" style:family="paragraph" style:parent-style-name="Standard">
      <style:paragraph-properties fo:margin-left="0.1972in" fo:margin-right="0.1283in" fo:text-align="justify" style:justify-single-word="false" fo:text-indent="0in" style:auto-text-indent="false"/>
      <style:text-properties fo:color="#000000" fo:font-weight="bold" style:font-weight-asian="bold"/>
    </style:style>
    <style:style style:name="P48" style:family="paragraph" style:parent-style-name="Standard">
      <style:paragraph-properties fo:margin-left="0.1972in" fo:margin-right="0.1283in" fo:text-align="justify" style:justify-single-word="false" fo:text-indent="0in" style:auto-text-indent="false"/>
    </style:style>
    <style:style style:name="P49" style:family="paragraph" style:parent-style-name="Standard">
      <style:paragraph-properties fo:margin-left="0.1972in" fo:margin-right="0.1283in" fo:text-align="justify" style:justify-single-word="false" fo:text-indent="0in" style:auto-text-indent="false">
        <style:tab-stops>
          <style:tab-stop style:position="3in" style:type="center"/>
          <style:tab-stop style:position="4.5417in"/>
          <style:tab-stop style:position="6in" style:type="right"/>
        </style:tab-stops>
      </style:paragraph-properties>
    </style:style>
    <style:style style:name="P50" style:family="paragraph" style:parent-style-name="Footer">
      <style:paragraph-properties fo:text-align="end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fo:font-weight="bold" style:font-size-asian="11pt" style:font-weight-asian="bold" style:font-size-complex="11pt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ize="11pt" fo:font-weight="bold" style:font-name-asian="Times New Roman1" style:font-size-asian="11pt" style:font-weight-asian="bold" style:font-size-complex="11pt" style:font-weight-complex="bold"/>
    </style:style>
    <style:style style:name="T9" style:family="text">
      <style:text-properties fo:font-size="11pt" fo:letter-spacing="0.0047in" style:font-size-asian="11pt" style:font-size-complex="11pt"/>
    </style:style>
    <style:style style:name="T10" style:family="text">
      <style:text-properties fo:font-size="11pt" fo:letter-spacing="0.0102in" fo:font-weight="bold" style:font-size-asian="11pt" style:font-weight-asian="bold" style:font-size-complex="11pt" style:font-weight-complex="bold"/>
    </style:style>
    <style:style style:name="T11" style:family="text">
      <style:text-properties fo:font-size="11pt" fo:letter-spacing="0.002in" fo:font-weight="bold" style:font-size-asian="11pt" style:font-weight-asian="bold" style:font-size-complex="11pt" style:font-weight-complex="bold"/>
    </style:style>
    <style:style style:name="T12" style:family="text">
      <style:text-properties fo:font-size="11pt" fo:letter-spacing="0.002in" style:font-size-asian="11pt" style:font-size-complex="11pt"/>
    </style:style>
    <style:style style:name="T13" style:family="text">
      <style:text-properties fo:font-size="11pt" fo:letter-spacing="-0.002in" style:font-size-asian="11pt" style:font-size-complex="11pt"/>
    </style:style>
    <style:style style:name="T14" style:family="text">
      <style:text-properties fo:font-size="11pt" fo:letter-spacing="-0.002in" fo:font-weight="bold" style:font-size-asian="11pt" style:font-weight-asian="bold" style:font-size-complex="11pt"/>
    </style:style>
    <style:style style:name="T15" style:family="text">
      <style:text-properties fo:font-size="11pt" fo:letter-spacing="-0.0075in" style:font-size-asian="11pt" style:font-size-complex="11pt"/>
    </style:style>
    <style:style style:name="T16" style:family="text">
      <style:text-properties fo:font-size="11pt" fo:letter-spacing="-0.0043in" style:font-size-asian="11pt" style:font-size-complex="11pt"/>
    </style:style>
    <style:style style:name="T17" style:family="text">
      <style:text-properties fo:font-size="11pt" fo:letter-spacing="-0.0043in" fo:font-weight="bold" style:font-size-asian="11pt" style:font-weight-asian="bold" style:font-size-complex="11pt" style:font-weight-complex="bold"/>
    </style:style>
    <style:style style:name="T18" style:family="text">
      <style:text-properties fo:font-size="11pt" fo:letter-spacing="-0.0091in" style:font-size-asian="11pt" style:font-size-complex="11pt"/>
    </style:style>
    <style:style style:name="T19" style:family="text">
      <style:text-properties fo:font-size="11pt" fo:letter-spacing="-0.0063in" style:font-size-asian="11pt" style:font-size-complex="11pt"/>
    </style:style>
    <style:style style:name="T20" style:family="text">
      <style:text-properties fo:font-size="11pt" fo:letter-spacing="-0.0071in" style:font-size-asian="11pt" style:font-size-complex="11pt"/>
    </style:style>
    <style:style style:name="T21" style:family="text">
      <style:text-properties fo:font-size="11pt" fo:letter-spacing="-0.0047in" style:font-size-asian="11pt" style:font-size-complex="11pt"/>
    </style:style>
    <style:style style:name="T22" style:family="text">
      <style:text-properties fo:font-size="11pt" fo:letter-spacing="-0.0047in" fo:font-weight="bold" style:font-size-asian="11pt" style:font-weight-asian="bold" style:font-size-complex="11pt" style:font-weight-complex="bold"/>
    </style:style>
    <style:style style:name="T23" style:family="text">
      <style:text-properties fo:font-size="11pt" fo:letter-spacing="-0.0055in" style:font-size-asian="11pt" style:font-size-complex="11pt"/>
    </style:style>
    <style:style style:name="T24" style:family="text">
      <style:text-properties fo:font-size="11pt" fo:letter-spacing="-0.0055in" fo:font-weight="bold" style:font-size-asian="11pt" style:font-weight-asian="bold" style:font-size-complex="11pt" style:font-weight-complex="bold"/>
    </style:style>
    <style:style style:name="T25" style:family="text">
      <style:text-properties fo:font-size="11pt" fo:letter-spacing="-0.0035in" style:font-size-asian="11pt" style:font-size-complex="11pt"/>
    </style:style>
    <style:style style:name="T26" style:family="text">
      <style:text-properties fo:font-size="11pt" fo:letter-spacing="-0.0035in" fo:font-weight="bold" style:font-size-asian="11pt" style:font-weight-asian="bold" style:font-size-complex="11pt" style:font-weight-complex="bold"/>
    </style:style>
    <style:style style:name="T27" style:family="text">
      <style:text-properties fo:font-size="11pt" fo:letter-spacing="0.0028in" style:font-size-asian="11pt" style:font-size-complex="11pt"/>
    </style:style>
    <style:style style:name="T28" style:family="text">
      <style:text-properties fo:font-size="11pt" fo:letter-spacing="0.0035in" style:font-size-asian="11pt" style:font-size-complex="11pt"/>
    </style:style>
    <style:style style:name="T29" style:family="text">
      <style:text-properties fo:font-size="11pt" fo:letter-spacing="0.0016in" style:font-size-asian="11pt" style:font-size-complex="11pt"/>
    </style:style>
    <style:style style:name="T30" style:family="text">
      <style:text-properties fo:font-size="11pt" fo:letter-spacing="0.0016in" fo:font-weight="bold" style:font-size-asian="11pt" style:font-weight-asian="bold" style:font-size-complex="11pt" style:font-weight-complex="bold"/>
    </style:style>
    <style:style style:name="T31" style:family="text">
      <style:text-properties fo:font-size="11pt" fo:letter-spacing="0.0071in" style:font-size-asian="11pt" style:font-size-complex="11pt"/>
    </style:style>
    <style:style style:name="T32" style:family="text">
      <style:text-properties fo:font-size="11pt" fo:letter-spacing="-0.0102in" fo:font-weight="bold" style:font-size-asian="11pt" style:font-weight-asian="bold" style:font-size-complex="11pt" style:font-weight-complex="bold"/>
    </style:style>
    <style:style style:name="T33" style:family="text">
      <style:text-properties fo:font-size="11pt" fo:letter-spacing="-0.0102in" style:font-size-asian="11pt" style:font-size-complex="11pt"/>
    </style:style>
    <style:style style:name="T34" style:family="text">
      <style:text-properties fo:font-size="11pt" fo:letter-spacing="-0.0008in" style:font-size-asian="11pt" style:font-size-complex="11pt"/>
    </style:style>
    <style:style style:name="T35" style:family="text">
      <style:text-properties fo:font-size="11pt" fo:letter-spacing="-0.0098in" style:font-size-asian="11pt" style:font-size-complex="11pt"/>
    </style:style>
    <style:style style:name="T36" style:family="text">
      <style:text-properties fo:font-size="11pt" fo:letter-spacing="-0.0083in" style:font-size-asian="11pt" style:font-size-complex="11pt"/>
    </style:style>
    <style:style style:name="T37" style:family="text">
      <style:text-properties fo:font-size="11pt" fo:letter-spacing="-0.0173in" style:font-size-asian="11pt" style:font-size-complex="11pt"/>
    </style:style>
    <style:style style:name="T38" style:family="text">
      <style:text-properties fo:font-size="11pt" fo:letter-spacing="-0.0028in" style:font-size-asian="11pt" style:font-size-complex="11pt"/>
    </style:style>
    <style:style style:name="T39" style:family="text">
      <style:text-properties fo:font-size="11pt" fo:letter-spacing="-0.0028in" fo:font-weight="bold" style:font-size-asian="11pt" style:font-weight-asian="bold" style:font-size-complex="11pt"/>
    </style:style>
    <style:style style:name="T40" style:family="text">
      <style:text-properties fo:font-size="11pt" fo:letter-spacing="-0.0016in" style:font-size-asian="11pt" style:font-size-complex="11pt"/>
    </style:style>
    <style:style style:name="T41" style:family="text">
      <style:text-properties fo:font-size="11pt" fo:letter-spacing="-0.0217in" style:font-size-asian="11pt" style:font-size-complex="11pt"/>
    </style:style>
    <style:style style:name="T42" style:family="text">
      <style:text-properties fo:font-size="11pt" fo:letter-spacing="-0.0189in" style:font-size-asian="11pt" style:font-size-complex="11pt"/>
    </style:style>
    <style:style style:name="T43" style:family="text">
      <style:text-properties fo:font-size="11pt" fo:letter-spacing="-0.011in" style:font-size-asian="11pt" style:font-size-complex="11pt"/>
    </style:style>
    <style:style style:name="T44" style:family="text">
      <style:text-properties fo:font-size="11pt" fo:letter-spacing="-0.0118in" style:font-size-asian="11pt" style:font-size-complex="11pt"/>
    </style:style>
    <style:style style:name="T45" style:family="text">
      <style:text-properties fo:font-size="11pt" fo:letter-spacing="0.0075in" style:font-size-asian="11pt" style:font-size-complex="11pt"/>
    </style:style>
    <style:style style:name="T46" style:family="text">
      <style:text-properties fo:font-size="11pt" fo:letter-spacing="0.0083in" style:font-size-asian="11pt" style:font-size-complex="11pt"/>
    </style:style>
    <style:style style:name="T47" style:family="text">
      <style:text-properties fo:font-size="11pt" fo:letter-spacing="0.0098in" style:font-size-asian="11pt" style:font-size-complex="11pt"/>
    </style:style>
    <style:style style:name="T48" style:family="text">
      <style:text-properties fo:font-size="11pt" fo:letter-spacing="0.0091in" style:font-size-asian="11pt" style:font-size-complex="11pt"/>
    </style:style>
    <style:style style:name="T49" style:family="text">
      <style:text-properties fo:font-size="11pt" fo:letter-spacing="-0.0138in" style:font-size-asian="11pt" style:font-size-complex="11pt"/>
    </style:style>
    <style:style style:name="T50" style:family="text">
      <style:text-properties fo:font-size="11pt" fo:letter-spacing="-0.0193in" style:font-size-asian="11pt" style:font-size-complex="11pt"/>
    </style:style>
    <style:style style:name="T51" style:family="text">
      <style:text-properties fo:color="#000000" fo:font-size="11pt" fo:font-weight="bold" style:font-name-asian="Times New Roman1" style:font-size-asian="11pt" style:font-weight-asian="bold" style:font-size-complex="11pt" style:font-weight-complex="bold"/>
    </style:style>
    <style:style style:name="T52" style:family="text">
      <style:text-properties fo:color="#000000" style:letter-kerning="true"/>
    </style:style>
    <style:style style:name="T53" style:family="text">
      <style:text-properties fo:color="#000000" fo:font-weight="bold" style:letter-kerning="true" style:font-weight-asian="bold"/>
    </style:style>
    <style:style style:name="T54" style:family="text">
      <style:text-properties fo:color="#000000" fo:font-weight="bold" style:font-weight-asian="bold"/>
    </style:style>
    <style:style style:name="T55" style:family="text">
      <style:text-properties fo:color="#000000" fo:language="es" fo:country="MX" fo:font-weight="bold" style:font-weight-asian="bold"/>
    </style:style>
    <style:style style:name="T56" style:family="text">
      <style:text-properties fo:letter-spacing="-0.0083in"/>
    </style:style>
    <style:style style:name="T57" style:family="text">
      <style:text-properties fo:letter-spacing="-0.0083in" fo:font-weight="bold" style:font-weight-asian="bold"/>
    </style:style>
    <style:style style:name="T58" style:family="text">
      <style:text-properties fo:letter-spacing="-0.0075in"/>
    </style:style>
    <style:style style:name="T59" style:family="text">
      <style:text-properties fo:letter-spacing="-0.0075in" fo:font-weight="bold" style:font-weight-asian="bold"/>
    </style:style>
    <style:style style:name="T60" style:family="text">
      <style:text-properties fo:letter-spacing="-0.0098in"/>
    </style:style>
    <style:style style:name="T61" style:family="text">
      <style:text-properties fo:letter-spacing="-0.0098in" fo:font-weight="bold" style:font-weight-asian="bold"/>
    </style:style>
    <style:style style:name="T62" style:family="text">
      <style:text-properties fo:letter-spacing="-0.0091in"/>
    </style:style>
    <style:style style:name="T63" style:family="text">
      <style:text-properties fo:letter-spacing="-0.0091in" fo:font-weight="bold" style:font-weight-asian="bold"/>
    </style:style>
    <style:style style:name="T64" style:family="text">
      <style:text-properties fo:letter-spacing="-0.0071in"/>
    </style:style>
    <style:style style:name="T65" style:family="text">
      <style:text-properties fo:letter-spacing="-0.0138in"/>
    </style:style>
    <style:style style:name="T66" style:family="text">
      <style:text-properties fo:letter-spacing="-0.002in"/>
    </style:style>
    <style:style style:name="T67" style:family="text">
      <style:text-properties fo:letter-spacing="-0.0165in"/>
    </style:style>
    <style:style style:name="T68" style:family="text">
      <style:text-properties fo:letter-spacing="-0.0008in"/>
    </style:style>
    <style:style style:name="T69" style:family="text">
      <style:text-properties fo:letter-spacing="0.0028in"/>
    </style:style>
    <style:style style:name="T70" style:family="text">
      <style:text-properties fo:letter-spacing="-0.0264in"/>
    </style:style>
    <style:style style:name="T71" style:family="text">
      <style:text-properties fo:language="es" fo:country="none"/>
    </style:style>
    <style:style style:name="T72" style:family="text">
      <style:text-properties style:font-name="Calibri" fo:language="es" fo:country="none" style:font-name-asian="F" style:font-name-complex="F"/>
    </style:style>
    <style:style style:name="T73" style:family="text">
      <style:text-properties fo:letter-spacing="-0.0047in"/>
    </style:style>
    <style:style style:name="T74" style:family="text">
      <style:text-properties fo:letter-spacing="-0.0055in"/>
    </style:style>
    <style:style style:name="T75" style:family="text">
      <style:text-properties fo:letter-spacing="-0.0028in"/>
    </style:style>
    <style:style style:name="T76" style:family="text">
      <style:text-properties style:letter-kerning="true"/>
    </style:style>
    <style:style style:name="T77" style:family="text">
      <style:text-properties fo:language="es" fo:country="MX"/>
    </style:style>
    <style:style style:name="T78" style:family="text">
      <style:text-properties fo:font-size="14pt" fo:font-weight="bold" style:font-size-asian="14pt" style:font-weight-asian="bold"/>
    </style:style>
    <style:style style:name="T79" style:family="text">
      <style:text-properties style:font-name="Arial Narrow" fo:language="es" fo:country="MX"/>
    </style:style>
    <style:style style:name="T80" style:family="text">
      <style:text-properties style:font-name="Arial Narrow" fo:language="es" fo:country="MX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<text:span text:style-name="T2">CONTRATANTE</text:span></text:p>
          </table:table-cell>
          <table:table-cell table:style-name="Table1.B1" office:value-type="string">
            <text:p text:style-name="P19">CENTRO NACIONAL DE CONSULTORÍA S. A.</text:p>
          </table:table-cell>
        </table:table-row>
        <table:table-row table:style-name="Table1.2">
          <table:table-cell table:style-name="Table1.A2" office:value-type="string">
            <text:p text:style-name="P22"/>
          </table:table-cell>
          <table:table-cell table:style-name="Table1.B2" office:value-type="string">
            <text:p text:style-name="P22"/>
          </table:table-cell>
        </table:table-row>
        <table:table-row table:style-name="Table1.3">
          <table:table-cell table:style-name="Table1.A1" office:value-type="string">
            <text:p text:style-name="P17"><text:span text:style-name="T1">NIT</text:span></text:p>
          </table:table-cell>
          <table:table-cell table:style-name="Table1.B1" office:value-type="string">
            <text:p text:style-name="P20">800.011.951-9</text:p>
          </table:table-cell>
        </table:table-row>
        <table:table-row table:style-name="Table1.2">
          <table:table-cell table:style-name="Table1.A2" office:value-type="string">
            <text:p text:style-name="P22"/>
          </table:table-cell>
          <table:table-cell table:style-name="Table1.B2" office:value-type="string">
            <text:p text:style-name="P22"/>
          </table:table-cell>
        </table:table-row>
        <table:table-row table:style-name="Table1.5">
          <table:table-cell table:style-name="Table1.A1" office:value-type="string">
            <text:p text:style-name="P16"><text:span text:style-name="T1">CONTRATISTA</text:span></text:p>
          </table:table-cell>
          <table:table-cell table:style-name="Table1.B5" office:value-type="string">
            <text:p text:style-name="P22"><text:span text:style-name="T3"><text:database-display text:table-name="" text:table-type="table" text:column-name="NOMBRE_COMPLETO">«NOMBRE_COMPLETO»</text:database-display></text:span></text:p>
          </table:table-cell>
        </table:table-row>
        <table:table-row table:style-name="Table1.2">
          <table:table-cell table:style-name="Table1.A2" office:value-type="string">
            <text:p text:style-name="P22"/>
          </table:table-cell>
          <table:table-cell table:style-name="Table1.B2" office:value-type="string">
            <text:p text:style-name="P22"/>
          </table:table-cell>
        </table:table-row>
        <table:table-row table:style-name="Table1.7">
          <table:table-cell table:style-name="Table1.A1" office:value-type="string">
            <text:p text:style-name="P18"><text:span text:style-name="T1">RUT/NIT</text:span></text:p>
          </table:table-cell>
          <table:table-cell table:style-name="Table1.B5" office:value-type="string">
            <text:p text:style-name="P22"><text:span text:style-name="T3"><text:database-display text:table-name="" text:table-type="table" text:column-name="CEDULA">«CEDULA»</text:database-display></text:span></text:p>
          </table:table-cell>
        </table:table-row>
        <table:table-row table:style-name="Table1.2">
          <table:table-cell table:style-name="Table1.A2" office:value-type="string">
            <text:p text:style-name="P22"/>
          </table:table-cell>
          <table:table-cell table:style-name="Table1.B2" office:value-type="string">
            <text:p text:style-name="P22"/>
          </table:table-cell>
        </table:table-row>
        <table:table-row table:style-name="Table1.9">
          <table:table-cell table:style-name="Table1.A1" office:value-type="string">
            <text:p text:style-name="P18"><text:span text:style-name="T1">VIGENCIA</text:span></text:p>
          </table:table-cell>
          <table:table-cell table:style-name="Table1.B1" office:value-type="string">
            <text:p text:style-name="P21"><text:span text:style-name="T4"><text:database-display text:table-name="" text:table-type="table" text:column-name="VIGENCIA">«01/12/2020  31/12/2020»</text:database-display></text:span></text:p>
          </table:table-cell>
        </table:table-row>
      </table:table>
      <text:p text:style-name="P1"/>
      <text:p text:style-name="P1"/>
      <text:p text:style-name="P9"><text:span text:style-name="T5">Entre los suscritos, </text:span><text:span text:style-name="T7">PABLO DAVID LEMOINE ARBOLEDA </text:span><text:span text:style-name="T5">identificado con cédula de ciudadanía N° 80.185.594, obrando en nombre y representación del </text:span><text:span text:style-name="T7">CENTRO NACIONAL DE CONSULTORÍA</text:span><text:span text:style-name="T5">, sociedad legalmente constituida mediante escritura pública número 887 de la Notaría 19 de Bogotá, el 30 de abril de 1987, bajo el número 216.258 del libro IX y con matrícula número 300.350 todo lo cual consta en el Certificado de Constitución y Gerencia expedido por la Cámara de Comercio de Bogotá, quien en adelante se denominará </text:span><text:span text:style-name="T7">EL CONTRATANTE </text:span><text:span text:style-name="T5">por una parte y por la otra </text:span><text:span text:style-name="T8"><text:database-display text:table-name="" text:table-type="table" text:column-name="NOMBRE_COMPLETO">«NOMBRE_COMPLETO»</text:database-display></text:span><text:span text:style-name="T7">,</text:span><text:span text:style-name="T5"> con cédula de</text:span><text:span text:style-name="T9"> </text:span><text:span text:style-name="T5">ciudadanía,</text:span><text:span text:style-name="T10"> </text:span><text:span text:style-name="T11">Nº </text:span><text:span text:style-name="T51"><text:database-display text:table-name="" text:table-type="table" text:column-name="CEDULA">«CEDULA»</text:database-display></text:span><text:span text:style-name="T7">,</text:span><text:span text:style-name="T5"> </text:span><text:span text:style-name="T13">obrando </text:span><text:span text:style-name="T5">en</text:span><text:span text:style-name="T15"> </text:span><text:span text:style-name="T5">nombre</text:span><text:span text:style-name="T16"> </text:span><text:span text:style-name="T5">y</text:span><text:span text:style-name="T18"> </text:span><text:span text:style-name="T5">representación</text:span><text:span text:style-name="T19"> </text:span><text:span text:style-name="T5">propia,</text:span><text:span text:style-name="T20"> </text:span><text:span text:style-name="T5">quien</text:span><text:span text:style-name="T19"> </text:span><text:span text:style-name="T5">en</text:span><text:span text:style-name="T21"> </text:span><text:span text:style-name="T5">adelante</text:span><text:span text:style-name="T21"> </text:span><text:span text:style-name="T5">se</text:span><text:span text:style-name="T20"> </text:span><text:span text:style-name="T5">denominará</text:span><text:span text:style-name="T16"> </text:span><text:span text:style-name="T7">EL</text:span><text:span text:style-name="T17"> </text:span><text:span text:style-name="T7">CONTRATISTA</text:span><text:span text:style-name="T5">,</text:span><text:span text:style-name="T23"> </text:span><text:span text:style-name="T5">hemos</text:span><text:span text:style-name="T23"> </text:span><text:span text:style-name="T5">acordado</text:span><text:span text:style-name="T25"> </text:span><text:span text:style-name="T5">un</text:span><text:span text:style-name="T15"> </text:span><text:span text:style-name="T5">contrato de prestación de servicios, el cual se regirá por las siguientes</text:span><text:span text:style-name="T25"> </text:span><text:span text:style-name="T5">cláusulas.</text:span></text:p>
      <text:p text:style-name="P4"/>
      <text:p text:style-name="P11"><text:span text:style-name="T6">PRIMERA</text:span><text:span text:style-name="T5">. </text:span><text:span text:style-name="T6">OBJETO</text:span><text:span text:style-name="T5">. EL CONTRATISTA, en virtud de sus calidades ocupacionales, se obliga para con EL CONTRATANTE a prestar sus servicios de </text:span><text:span text:style-name="T7">CODIFICADOR</text:span><text:span text:style-name="T5">, de manera independiente, es decir, sin que exista subordinación jurídica, utilizando sus propios medios, capacidades técnicas y con autonomía administrativa.</text:span></text:p>
      <text:p text:style-name="P1"/>
      <text:p text:style-name="P9"><text:span text:style-name="T5">EL </text:span><text:span text:style-name="T13">CONTRATISTA </text:span><text:span text:style-name="T5">se </text:span><text:span text:style-name="T13">obliga a prestar los Servicios objeto del presente contrato directamente, y no podrá subcontratar ninguna actividad. EL CONTRATISTA actuará por su propia cuenta, con absoluta autonomía y no estará sometido a subordinación laboral para con EL CONTRATANTE y sus derechos se limitarán de acuerdo con la naturaleza del presente contrato, a exigir el cumplimiento de las obligaciones de EL CONTRATANTE y el pago de los honorarios estipulados por la prestación del servicio.</text:span></text:p>
      <text:p text:style-name="P5"/>
      <text:p text:style-name="P38"><text:span text:style-name="T1">SEGUNDA.</text:span><text:span text:style-name="T57"> </text:span><text:span text:style-name="T1">PRESTACIÓN</text:span><text:span text:style-name="T59"> </text:span><text:span text:style-name="T1">DE</text:span><text:span text:style-name="T61"> </text:span><text:span text:style-name="T1">LOS</text:span><text:span text:style-name="T59"> </text:span><text:span text:style-name="T1">SERVICIOS.</text:span><text:span text:style-name="T63"> </text:span>Los<text:span text:style-name="T64"> </text:span>Servicios<text:span text:style-name="T56"> </text:span>serán<text:span text:style-name="T56"> </text:span>prestados<text:span text:style-name="T56"> </text:span>por<text:span text:style-name="T62"> </text:span>EL<text:span text:style-name="T65"> </text:span><text:span text:style-name="T66">CONTRATISTA</text:span><text:span text:style-name="T67"> </text:span>de<text:span text:style-name="T60"> </text:span>conformidad con las siguientes reglas y<text:span text:style-name="T68"> </text:span>condiciones:</text:p>
      <text:p text:style-name="P38"/>
      <text:list xml:id="list1520630523" text:style-name="WWNum7">
        <text:list-item>
          <text:p text:style-name="P26"><text:span text:style-name="T2">Obligaciones Generales: </text:span></text:p>
        </text:list-item>
      </text:list>
      <text:list xml:id="list2211359400" text:style-name="WWNum8">
        <text:list-item>
          <text:p text:style-name="P27">Prestar los servicios objeto de este contrato dentro del plazo pactado (incluye el cabal y total cumplimiento del cronograma aprobado) y condiciones (técnicas y/o financieras y/o cualquiera otra) acordadas, garantizando al CONTRATANTE, la calidad, idoneidad, legitimidad y legalidad de los mismos declarando que en caso de existir cualquier clase de anormalidad por acción u omisión responderá por cualquier valor que hubiese cancelado o tenga que cancelar el CONTRATANTE, así como le indemnizará integralmente por todos los perjuicios que le ocasione sean del orden contractual o extracontractual. </text:p>
        </text:list-item>
        <text:list-item>
          <text:p text:style-name="P27">Atender integralmente y de manera inmediata las sugerencias y requerimientos del supervisor del contrato asignado por el CONTRATANTE. </text:p>
        </text:list-item>
        <text:list-item>
          <text:p text:style-name="P27">Garantizar en debida forma la calidad de los servicios contratados, empleando equipos, idóneos y eficientes para el buen desarrollo y prestación del mismo. </text:p>
        </text:list-item>
        <text:list-item>
          <text:p text:style-name="P27"><text:soft-page-break/>Si a ello hubiese lugar, coordinar y desarrollar las sesiones de apoyo con los colaboradores del CONTRATANTE seleccionados para estos fines respetando en todo, sus lineamientos, horarios y locaciones. </text:p>
        </text:list-item>
        <text:list-item>
          <text:p text:style-name="P27">Contar con recursos tecnológicos, tales como cámara, micrófono y con al menos 4 megas de banda ancha de internet, para desarrollar las actividades programas de manera virtual. </text:p>
        </text:list-item>
        <text:list-item>
          <text:p text:style-name="P27">Suscribir el acuerdo de confidencialidad establecido entre el CNC y el Icfes.</text:p>
        </text:list-item>
      </text:list>
      <text:p text:style-name="P28"/>
      <text:list xml:id="list112835681752314" text:continue-list="list1520630523" text:style-name="WWNum7">
        <text:list-item>
          <text:p text:style-name="P26"><text:span text:style-name="T2">Obligaciones Específicas: </text:span></text:p>
        </text:list-item>
      </text:list>
      <text:list xml:id="list2562061754" text:style-name="WWNum10">
        <text:list-item>
          <text:p text:style-name="P13"><text:span text:style-name="T5">Asistir a los talleres de apropiación de conceptos y marchas blancas en los días establecidos por el CNC y el Icfes. </text:span></text:p>
        </text:list-item>
        <text:list-item>
          <text:p text:style-name="P13"><text:span text:style-name="T5">Aplicar, de manera estricta, los lineamientos brindados en los talleres de apropiación de conceptos, en la Guía de codificación y demás documentos compartidos, de acuerdo con las instrucciones impartidas por el Icfes. </text:span></text:p>
        </text:list-item>
        <text:list-item>
          <text:p text:style-name="P13"><text:span text:style-name="T5">Presentar, ante el monitor asignado, todas las inquietudes, dificultades o sugerencias que comprometan el buen desarrollo del presente objeto contractual. </text:span></text:p>
        </text:list-item>
        <text:list-item>
          <text:p text:style-name="P13"><text:span text:style-name="T5">Realizar el uso exclusivo de la cuenta asignada para el proceso de codificación, como única herramienta de gestión de información para el proceso, a su vez velar por la seguridad y confidencialidad de dicha cuenta e información relacionada. </text:span></text:p>
        </text:list-item>
        <text:list-item>
          <text:p text:style-name="P13"><text:span text:style-name="T5">Mantener una comunicación efectiva con los monitores, y excepcionalmente con los coordinadores y el Icfes, con el fin de garantizar el cumplimiento de los lineamientos técnicos impartidos por el Icfes. </text:span></text:p>
        </text:list-item>
        <text:list-item>
          <text:p text:style-name="P13"><text:span text:style-name="T5">Apropiar los criterios técnicos de codificación establecidos por el Icfes. </text:span></text:p>
        </text:list-item>
        <text:list-item>
          <text:p text:style-name="P13"><text:span text:style-name="T5">Cumplir con las pautas de confidencialidad establecidas por el Icfes. </text:span></text:p>
        </text:list-item>
        <text:list-item>
          <text:p text:style-name="P13"><text:span text:style-name="T5">Codificar las respuestas que sean requeridas de acuerdo con los lineamientos técnicos de codificación establecidos por el Icfes en las fechas y términos solicitados. </text:span></text:p>
        </text:list-item>
        <text:list-item>
          <text:p text:style-name="P13"><text:span text:style-name="T5">Atender a todas las recomendaciones y retroalimentaciones hechas por el CNC y/o el Icfes. </text:span></text:p>
        </text:list-item>
        <text:list-item>
          <text:p text:style-name="P13"><text:span text:style-name="T5">Cumplir con los términos programados por el CNC y el Icfes para el desarrollo de las actividades. </text:span></text:p>
        </text:list-item>
        <text:list-item>
          <text:p text:style-name="P13"><text:span text:style-name="T5">Conservar relaciones interpersonales respetuosas con el equipo ejecutor. </text:span></text:p>
        </text:list-item>
        <text:list-item>
          <text:p text:style-name="P13"><text:span text:style-name="T5">Garantizar el cuidado y protección de los datos personales y de contacto de las personas que hacen parte del equipo ejecutor, así como de los evaluados. </text:span></text:p>
        </text:list-item>
        <text:list-item>
          <text:p text:style-name="P13"><text:span text:style-name="T5">Llevar a cabo las tareas asignadas de acuerdo con los más altos estándares de calidad, confidencialidad, competencia ética e integridad, de acuerdo con los lineamientos y criterios del CNC y el Icfes.</text:span></text:p>
        </text:list-item>
        <text:list-item>
          <text:p text:style-name="P23">Autorizar la grabación de las sesiones de formación dadas por el Icfes.</text:p>
        </text:list-item>
      </text:list>
      <text:p text:style-name="P14"/>
      <text:p text:style-name="P15"><text:span text:style-name="T7">TERCERA. SISTEMA DE SEGURIDAD SOCIAL INTEGRAL EN PENSIONES Y EN SALUD. </text:span><text:span text:style-name="T5">EL CONTRATISTA declara que se encuentra afiliado al Sistema de Seguridad Social Integral en Salud y </text:span><text:span text:style-name="T27">Pensiones, </text:span><text:span text:style-name="T28">como </text:span><text:span text:style-name="T27">trabajador independiente, </text:span><text:span text:style-name="T5">de </text:span><text:span text:style-name="T27">conformidad </text:span><text:span text:style-name="T12">con </text:span><text:span text:style-name="T5">lo </text:span><text:span text:style-name="T27">establecido </text:span><text:span text:style-name="T5">en </text:span><text:span text:style-name="T12">el </text:span><text:span text:style-name="T27">Decreto </text:span><text:span text:style-name="T12">1703 </text:span><text:span text:style-name="T5">de </text:span><text:span text:style-name="T12">2002, </text:span><text:span text:style-name="T5">la </text:span><text:span text:style-name="T27">Ley </text:span><text:span text:style-name="T12">797 </text:span><text:span text:style-name="T5">de </text:span><text:span text:style-name="T27">2003 </text:span><text:span text:style-name="T5">y </text:span><text:span text:style-name="T29">su </text:span><text:span text:style-name="T27">Decreto Reglamentario </text:span><text:span text:style-name="T12">510 </text:span><text:span text:style-name="T5">de </text:span><text:span text:style-name="T12">2003. </text:span><text:span text:style-name="T27">EL CONTRATISTA </text:span><text:span text:style-name="T5">podrá </text:span><text:span text:style-name="T7">autorizar</text:span><text:span text:style-name="T5"> al CONTRATANTE a </text:span><text:span text:style-name="T27">descontar </text:span><text:span text:style-name="T12">de sus </text:span><text:span text:style-name="T27">honorarios mensuales </text:span><text:span text:style-name="T5">y a </text:span><text:span text:style-name="T12">efectuar </text:span><text:span text:style-name="T5">el </text:span><text:span text:style-name="T27">pago </text:span><text:span text:style-name="T12">de </text:span><text:span text:style-name="T29">la </text:span><text:span text:style-name="T27">seguridad social </text:span><text:span text:style-name="T12">en calidad </text:span><text:span text:style-name="T5">de</text:span><text:span text:style-name="T31"> </text:span><text:span text:style-name="T27">independiente.</text:span></text:p>
      <text:p text:style-name="P2"><text:bookmark text:name="_Hlk52382070"/></text:p>
      <text:p text:style-name="P9"><text:span text:style-name="T24">CUARTA.</text:span><text:span text:style-name="T32"> </text:span><text:span text:style-name="T26">DURACIÓN</text:span><text:span text:style-name="T32"> </text:span><text:span text:style-name="T7">Y</text:span><text:span text:style-name="T22"> </text:span><text:span text:style-name="T7">TERMINACIÓN.</text:span><text:span text:style-name="T26"> </text:span><text:span text:style-name="T5">El</text:span><text:span text:style-name="T16"> </text:span><text:span text:style-name="T5">presente</text:span><text:span text:style-name="T25"> </text:span><text:span text:style-name="T5">Contrato</text:span><text:span text:style-name="T16"> </text:span><text:span text:style-name="T5">tendrá</text:span><text:span text:style-name="T16"> </text:span><text:span text:style-name="T5">una</text:span><text:span text:style-name="T25"> </text:span><text:span text:style-name="T5">duración</text:span><text:span text:style-name="T16"> </text:span><text:span text:style-name="T5">de</text:span><text:span text:style-name="T34"> </text:span><text:span text:style-name="T5"><text:database-display text:table-name="" text:table-type="table" text:column-name="DURACIÓN">«DURACIÓN»</text:database-display></text:span><text:span text:style-name="T5">. No obstante, lo anterior, el presente contrato terminará:</text:span></text:p>
      <text:p text:style-name="P5"/>
      <text:list xml:id="list2313785122" text:style-name="WWNum3">
        <text:list-item>
          <text:p text:style-name="P29">Por vencimiento del plazo estipulado, o terminación anticipada, de acuerdo con <text:span text:style-name="T69">lo </text:span>previsto en este<text:span text:style-name="T70"> </text:span><text:soft-page-break/>contrato.</text:p>
        </text:list-item>
        <text:list-item>
          <text:p text:style-name="P29">Por fuerza mayor o caso fortuito.</text:p>
        </text:list-item>
        <text:list-item>
          <text:p text:style-name="P25">Por incumplimiento del contrato por alguna de las<text:span text:style-name="T58"> </text:span>partes.<text:bookmark text:name="_Hlk56511109"/></text:p>
        </text:list-item>
        <text:list-item>
          <text:p text:style-name="P24"><text:span text:style-name="T71">Por la configuración de algún hecho constitutivo de incumplimiento total o parcial de las obligaciones a cargo del CONTRATISTA evento en el cual el CONTRATANTE podrá terminar unilateralmente el contrato. En esa oportunidad el CONTRATISTA no tendrá derecho a reclamar indemnización alguna y el CNC se hará acreedora sin necesidad de constitución en mora o requerimiento alguno a la sanción pecuniaria. </text:span></text:p>
        </text:list-item>
      </text:list>
      <text:p text:style-name="P39"><text:bookmark text:name="_Hlk56512191"/></text:p>
      <text:p text:style-name="P9"><text:span text:style-name="T7">QUINTA. HONORARIOS. </text:span><text:span text:style-name="T5">EL CONTRATANTE pagará a EL CONTRATISTA SESENTA Y SIETE MIL CUATROCIENTOS CUARENTA Y NUEVE PESOS M/cte ($ 67.449) por cada sesión de formación de cuatro horas a las que asista en su totalidad; y SETECIENTOS CUATRO PESOS M/CTE ($704) por cada ensayo codificado y aprobado por el Icfes. El pago se generará una vez aprobados los productos asignados. </text:span></text:p>
      <text:p text:style-name="P10"/>
      <text:p text:style-name="P43">Los cuadernillos/textos/paquetes codificados como "en blanco". "ilegibles" o "mal escaneados" no son remunerados.</text:p>
      <text:p text:style-name="P43"/>
      <text:p text:style-name="P43">Nota: las sesiones de formación solo se pagarán en caso de terminar todo el proceso. <text:s/></text:p>
      <text:p text:style-name="Standard"/>
      <text:p text:style-name="P9"><text:span text:style-name="T5">De igual forma para que EL </text:span><text:span text:style-name="T13">CONTRATANTE </text:span><text:span text:style-name="T5">pueda realizar el pago del precio, EL </text:span><text:span text:style-name="T13">CONTRATISTA </text:span><text:span text:style-name="T5">presentará una cuenta de cobro, la cual será elaborada de conformidad con las especificaciones legales aplicables.</text:span></text:p>
      <text:p text:style-name="P5"/>
      <text:p text:style-name="P9"><text:span text:style-name="T5">Cada</text:span><text:span text:style-name="T33"> </text:span><text:span text:style-name="T5">uno</text:span><text:span text:style-name="T33"> </text:span><text:span text:style-name="T5">de</text:span><text:span text:style-name="T35"> </text:span><text:span text:style-name="T5">los</text:span><text:span text:style-name="T35"> </text:span><text:span text:style-name="T5">pagos</text:span><text:span text:style-name="T18"> </text:span><text:span text:style-name="T5">requiere</text:span><text:span text:style-name="T35"> </text:span><text:span text:style-name="T5">previa</text:span><text:span text:style-name="T36"> </text:span><text:span text:style-name="T5">presentación</text:span><text:span text:style-name="T35"> </text:span><text:span text:style-name="T5">por</text:span><text:span text:style-name="T35"> </text:span><text:span text:style-name="T5">parte</text:span><text:span text:style-name="T35"> </text:span><text:span text:style-name="T5">del</text:span><text:span text:style-name="T33"> </text:span><text:span text:style-name="T13">CONTRATISTA</text:span><text:span text:style-name="T37"> </text:span><text:span text:style-name="T5">de</text:span><text:span text:style-name="T33"> </text:span><text:span text:style-name="T5">la</text:span><text:span text:style-name="T35"> </text:span><text:span text:style-name="T5">correspondiente</text:span><text:span text:style-name="T33"> </text:span><text:span text:style-name="T5">cuenta</text:span><text:span text:style-name="T35"> </text:span><text:span text:style-name="T5">de</text:span><text:span text:style-name="T33"> </text:span><text:span text:style-name="T5">cobro con todas las características tributarias que exija la ley y con los siguientes requisitos: a) Nombre; b) Cédula de Ciudadanía;</text:span><text:span text:style-name="T15"> </text:span><text:span text:style-name="T5">c)</text:span><text:span text:style-name="T20"> </text:span><text:span text:style-name="T5">Fecha</text:span><text:span text:style-name="T36"> </text:span><text:span text:style-name="T5">de</text:span><text:span text:style-name="T36"> </text:span><text:span text:style-name="T5">la</text:span><text:span text:style-name="T19"> </text:span><text:span text:style-name="T5">prestación</text:span><text:span text:style-name="T36"> </text:span><text:span text:style-name="T5">del</text:span><text:span text:style-name="T15"> </text:span><text:span text:style-name="T5">servicio;</text:span><text:span text:style-name="T36"> </text:span><text:span text:style-name="T5">d)</text:span><text:span text:style-name="T15"> </text:span><text:span text:style-name="T5">Descripción</text:span><text:span text:style-name="T36"> </text:span><text:span text:style-name="T5">clara,</text:span><text:span text:style-name="T15"> </text:span><text:span text:style-name="T5">suficiente</text:span><text:span text:style-name="T19"> </text:span><text:span text:style-name="T5">y</text:span><text:span text:style-name="T35"> </text:span><text:span text:style-name="T5">concisa</text:span><text:span text:style-name="T36"> </text:span><text:span text:style-name="T5">del</text:span><text:span text:style-name="T36"> </text:span><text:span text:style-name="T5">servicio;</text:span><text:span text:style-name="T15"> </text:span><text:span text:style-name="T5">f)</text:span><text:span text:style-name="T19"> </text:span><text:span text:style-name="T38">Valor</text:span><text:span text:style-name="T15"> </text:span><text:span text:style-name="T5">a</text:span><text:span text:style-name="T36"> </text:span><text:span text:style-name="T5">pagar en letras y números; g) Banco o Corporación en donde deberá consignarse el pago, número de la cuenta y tipo de la misma (corriente o de</text:span><text:span text:style-name="T38"> </text:span><text:span text:style-name="T5">ahorros).</text:span></text:p>
      <text:p text:style-name="P12"><text:span text:style-name="T7">PARAGRAFO. </text:span><text:span text:style-name="T5">Dicha cuenta de cobro deberá ir acompañada del comprobante de pago al sistema general de seguridad social, siempre y cuando no haya autorizado al CONTRATANTE hacer el descuento y pago por este concepto. En el evento en que EL CONTRATISTA no adjunte o demuestre el cumplimiento de su deber de cotización oportuna y total, se entenderá que ha incumplido el presente contrato y, por ende, es causal para su terminación.</text:span></text:p>
      <text:p text:style-name="P6"/>
      <text:p text:style-name="P9"><text:span text:style-name="T22">SEXTA. </text:span><text:span text:style-name="T7">CONFIDENCIALIDAD DE </text:span><text:span text:style-name="T30">LA </text:span><text:span text:style-name="T7">INFORMACIÓN. </text:span><text:span text:style-name="T5">Ver anexo.</text:span></text:p>
      <text:p text:style-name="P5"/>
      <text:p text:style-name="P9"><text:span text:style-name="T6">SEPTIMA. PROTECCIÓN DE </text:span><text:span text:style-name="T39">DATOS </text:span><text:span text:style-name="T6">PERSONALES. </text:span><text:span text:style-name="T5">Dando cumplimiento a la Ley 1581 de 2012 relativa a la Protección</text:span><text:span text:style-name="T38"> </text:span><text:span text:style-name="T5">de</text:span><text:span text:style-name="T25"> </text:span><text:span text:style-name="T5">Datos</text:span><text:span text:style-name="T34"> </text:span><text:span text:style-name="T5">y</text:span><text:span text:style-name="T21"> </text:span><text:span text:style-name="T5">Política</text:span><text:span text:style-name="T21"> </text:span><text:span text:style-name="T5">de</text:span><text:span text:style-name="T40"> </text:span><text:span text:style-name="T5">Privacidad, y</text:span><text:span text:style-name="T21"> </text:span><text:span text:style-name="T5">de</text:span><text:span text:style-name="T38"> </text:span><text:span text:style-name="T5">conformidad</text:span><text:span text:style-name="T21"> </text:span><text:span text:style-name="T5">con</text:span><text:span text:style-name="T25"> </text:span><text:span text:style-name="T5">el</text:span><text:span text:style-name="T25"> </text:span><text:span text:style-name="T5">artículo</text:span><text:span text:style-name="T38"> </text:span><text:span text:style-name="T5">10</text:span><text:span text:style-name="T40"> </text:span><text:span text:style-name="T5">de</text:span><text:span text:style-name="T21"> </text:span><text:span text:style-name="T5">su</text:span><text:span text:style-name="T38"> </text:span><text:span text:style-name="T5">Decreto</text:span><text:span text:style-name="T21"> </text:span><text:span text:style-name="T5">reglamentario</text:span><text:span text:style-name="T21"> </text:span><text:span text:style-name="T5">1377</text:span><text:span text:style-name="T25"> </text:span><text:span text:style-name="T5">del 27 de junio de 2013, y de cualesquiera otras normas sobre la protección de datos personales que sustituyan y reglamenten la normativa expresamente citada, EL </text:span><text:span text:style-name="T13">CONTRATISTA </text:span><text:span text:style-name="T5">autoriza a EL </text:span><text:span text:style-name="T13">CONTRATANTE</text:span><text:span text:style-name="T41"> </text:span><text:span text:style-name="T5">para:</text:span></text:p>
      <text:p text:style-name="P1"/>
      <text:list xml:id="list379911685" text:style-name="WWNum2">
        <text:list-item>
          <text:p text:style-name="P30">Procesar los datos personales que pueda tener o recibir de EL<text:span text:style-name="T62"> </text:span><text:span text:style-name="T66">CONTRATISTA.</text:span></text:p>
        </text:list-item>
        <text:list-item>
          <text:p text:style-name="P32">Poner<text:span text:style-name="T73"> </text:span>a<text:span text:style-name="T74"> </text:span>disposición<text:span text:style-name="T74"> </text:span>de<text:span text:style-name="T74"> </text:span>las<text:span text:style-name="T73"> </text:span>empresas<text:span text:style-name="T73"> </text:span>afiliadas<text:span text:style-name="T73"> </text:span>de<text:span text:style-name="T75"> </text:span>EL<text:span text:style-name="T60"> </text:span><text:span text:style-name="T66">CONTRATANTE</text:span><text:span text:style-name="T74"> </text:span>para<text:span text:style-name="T74"> </text:span>que<text:span text:style-name="T73"> </text:span>aquellas<text:span text:style-name="T73"> </text:span>procesen<text:span text:style-name="T74"> </text:span>la<text:span text:style-name="T74"> </text:span>información<text:span text:style-name="T74"> </text:span>de EL<text:span text:style-name="T74"> </text:span><text:span text:style-name="T66">CONTRATISTA.</text:span></text:p>
        </text:list-item>
        <text:list-item>
          <text:p text:style-name="P31">Permitir a las empresas afiliadas de EL <text:span text:style-name="T66">CONTRATANTE </text:span>poner a disposición de terceros la información de EL <text:span text:style-name="T66">CONTRATISTA.</text:span></text:p>
        </text:list-item>
      </text:list>
      <text:p text:style-name="P7"/>
      <text:p text:style-name="P9"><text:span text:style-name="T5">El CONTRATISTA otorga su consentimiento informado y expreso para la transferencia de información personal suya, en los términos descritos anteriormente, dentro y fuera de Colombia, e incluyendo a países o territorios que no tengan estándares de protección de datos equivalentes a los de Colombia.</text:span></text:p>
      <text:p text:style-name="P4"/>
      <text:p text:style-name="P9"><text:soft-page-break/><text:span text:style-name="T5">El</text:span><text:span text:style-name="T33"> </text:span><text:span text:style-name="T13">CONTRATISTA</text:span><text:span text:style-name="T42"> </text:span><text:span text:style-name="T5">dará</text:span><text:span text:style-name="T43"> </text:span><text:span text:style-name="T5">fiel</text:span><text:span text:style-name="T18"> </text:span><text:span text:style-name="T5">cumplimiento</text:span><text:span text:style-name="T35"> </text:span><text:span text:style-name="T5">a</text:span><text:span text:style-name="T35"> </text:span><text:span text:style-name="T5">la</text:span><text:span text:style-name="T35"> </text:span><text:span text:style-name="T5">Ley</text:span><text:span text:style-name="T43"> </text:span><text:span text:style-name="T5">1581</text:span><text:span text:style-name="T35"> </text:span><text:span text:style-name="T5">de</text:span><text:span text:style-name="T43"> </text:span><text:span text:style-name="T5">2012</text:span><text:span text:style-name="T43"> </text:span><text:span text:style-name="T5">relativa</text:span><text:span text:style-name="T43"> </text:span><text:span text:style-name="T5">a</text:span><text:span text:style-name="T18"> </text:span><text:span text:style-name="T5">la</text:span><text:span text:style-name="T35"> </text:span><text:span text:style-name="T5">Protección</text:span><text:span text:style-name="T35"> </text:span><text:span text:style-name="T5">de</text:span><text:span text:style-name="T18"> </text:span><text:span text:style-name="T5">Datos</text:span><text:span text:style-name="T20"> </text:span><text:span text:style-name="T5">y</text:span><text:span text:style-name="T44"> </text:span><text:span text:style-name="T5">Política</text:span><text:span text:style-name="T35"> </text:span><text:span text:style-name="T5">de</text:span><text:span text:style-name="T36"> </text:span><text:span text:style-name="T5">Privacidad, su</text:span><text:span text:style-name="T45"> </text:span><text:span text:style-name="T5">Decreto</text:span><text:span text:style-name="T46"> </text:span><text:span text:style-name="T5">reglamentario</text:span><text:span text:style-name="T47"> </text:span><text:span text:style-name="T5">1377</text:span><text:span text:style-name="T48"> </text:span><text:span text:style-name="T5">del</text:span><text:span text:style-name="T46"> </text:span><text:span text:style-name="T5">27</text:span><text:span text:style-name="T48"> </text:span><text:span text:style-name="T5">de</text:span><text:span text:style-name="T46"> </text:span><text:span text:style-name="T5">junio</text:span><text:span text:style-name="T47"> </text:span><text:span text:style-name="T5">de</text:span><text:span text:style-name="T47"> </text:span><text:span text:style-name="T5">2013,</text:span><text:span text:style-name="T47"> </text:span><text:span text:style-name="T5">así</text:span><text:span text:style-name="T46"> </text:span><text:span text:style-name="T5">como</text:span><text:span text:style-name="T46"> </text:span><text:span text:style-name="T5">cualesquiera</text:span><text:span text:style-name="T46"> </text:span><text:span text:style-name="T5">otras</text:span><text:span text:style-name="T48"> </text:span><text:span text:style-name="T5">normas</text:span><text:span text:style-name="T46"> </text:span><text:span text:style-name="T5">sobre</text:span><text:span text:style-name="T46"> </text:span><text:span text:style-name="T5">la</text:span><text:span text:style-name="T47"> </text:span><text:span text:style-name="T5">protección</text:span><text:span text:style-name="T47"> </text:span><text:span text:style-name="T5">de datos personales que sustituyan y reglamenten la normativa citada </text:span><text:span text:style-name="T19">y, </text:span><text:span text:style-name="T5">en tal sentido, se obliga a usar dicha información exclusivamente</text:span><text:span text:style-name="T23"> </text:span><text:span text:style-name="T5">para</text:span><text:span text:style-name="T25"> </text:span><text:span text:style-name="T5">los</text:span><text:span text:style-name="T21"> </text:span><text:span text:style-name="T5">fines</text:span><text:span text:style-name="T21"> </text:span><text:span text:style-name="T5">relacionados</text:span><text:span text:style-name="T16"> </text:span><text:span text:style-name="T5">con</text:span><text:span text:style-name="T21"> </text:span><text:span text:style-name="T5">el</text:span><text:span text:style-name="T23"> </text:span><text:span text:style-name="T5">Contrato</text:span><text:span text:style-name="T16"> </text:span><text:span text:style-name="T5">y</text:span><text:span text:style-name="T23"> </text:span><text:span text:style-name="T5">a</text:span><text:span text:style-name="T21"> </text:span><text:span text:style-name="T5">obtener</text:span><text:span text:style-name="T21"> </text:span><text:span text:style-name="T5">los</text:span><text:span text:style-name="T21"> </text:span><text:span text:style-name="T5">consentimientos</text:span><text:span text:style-name="T21"> </text:span><text:span text:style-name="T5">que</text:span><text:span text:style-name="T23"> </text:span><text:span text:style-name="T5">sean</text:span><text:span text:style-name="T38"> </text:span><text:span text:style-name="T5">necesarios</text:span><text:span text:style-name="T21"> </text:span><text:span text:style-name="T5">de</text:span><text:span text:style-name="T16"> </text:span><text:span text:style-name="T5">las personas cuyos datos personales deban</text:span><text:span text:style-name="T34"> </text:span><text:span text:style-name="T5">tratar.</text:span></text:p>
      <text:p text:style-name="P7"/>
      <text:p text:style-name="P9"><text:span text:style-name="T6">OCTAVA. CONTRATO ÚNICO. </text:span><text:span text:style-name="T5">Las partes reconocen el presente Contrato como el único contrato vigente entre ellas. Cualquier otro convenio que exista o haya podido existir entre ellas queda sin valor ni efecto.</text:span></text:p>
      <text:p text:style-name="P4"/>
      <text:p text:style-name="P9"><text:span text:style-name="T6">NOVEDA. CONTINUIDAD DE LO </text:span><text:span text:style-name="T39">PACTADO. </text:span><text:span text:style-name="T5">El hecho de que EL </text:span><text:span text:style-name="T13">CONTRATANTE </text:span><text:span text:style-name="T5">permita, una o varias veces, que EL </text:span><text:span text:style-name="T13">CONTRATISTA </text:span><text:span text:style-name="T5">no cumpla o cumpla imperfectamente, o cumpla en forma distinta a la pactada sus obligaciones,</text:span><text:span text:style-name="T43"> </text:span><text:span text:style-name="T5">o</text:span><text:span text:style-name="T18"> </text:span><text:span text:style-name="T5">el</text:span><text:span text:style-name="T43"> </text:span><text:span text:style-name="T5">hecho</text:span><text:span text:style-name="T35"> </text:span><text:span text:style-name="T5">de</text:span><text:span text:style-name="T15"> </text:span><text:span text:style-name="T5">que</text:span><text:span text:style-name="T35"> </text:span><text:span text:style-name="T5">EL</text:span><text:span text:style-name="T49"> </text:span><text:span text:style-name="T13">CONTRATANTE</text:span><text:span text:style-name="T43"> </text:span><text:span text:style-name="T5">no</text:span><text:span text:style-name="T18"> </text:span><text:span text:style-name="T5">exija</text:span><text:span text:style-name="T43"> </text:span><text:span text:style-name="T5">a</text:span><text:span text:style-name="T18"> </text:span><text:span text:style-name="T5">EL</text:span><text:span text:style-name="T49"> </text:span><text:span text:style-name="T13">CONTRATISTA</text:span><text:span text:style-name="T50"> </text:span><text:span text:style-name="T5">el</text:span><text:span text:style-name="T43"> </text:span><text:span text:style-name="T5">cumplimiento</text:span><text:span text:style-name="T18"> </text:span><text:span text:style-name="T5">exacto</text:span><text:span text:style-name="T35"> </text:span><text:span text:style-name="T5">de</text:span><text:span text:style-name="T18"> </text:span><text:span text:style-name="T29">las</text:span><text:span text:style-name="T35"> </text:span><text:span text:style-name="T5">mismas, no</text:span><text:span text:style-name="T23"> </text:span><text:span text:style-name="T5">implicará</text:span><text:span text:style-name="T21"> </text:span><text:span text:style-name="T5">renuncia</text:span><text:span text:style-name="T38"> </text:span><text:span text:style-name="T5">a</text:span><text:span text:style-name="T23"> </text:span><text:span text:style-name="T5">los</text:span><text:span text:style-name="T38"> </text:span><text:span text:style-name="T5">derechos</text:span><text:span text:style-name="T16"> </text:span><text:span text:style-name="T5">contractuales</text:span><text:span text:style-name="T13"> </text:span><text:span text:style-name="T5">y</text:span><text:span text:style-name="T15"> </text:span><text:span text:style-name="T5">legales</text:span><text:span text:style-name="T16"> </text:span><text:span text:style-name="T5">de</text:span><text:span text:style-name="T23"> </text:span><text:span text:style-name="T5">que</text:span><text:span text:style-name="T21"> </text:span><text:span text:style-name="T5">sean</text:span><text:span text:style-name="T23"> </text:span><text:span text:style-name="T5">titulares,</text:span><text:span text:style-name="T25"> </text:span><text:span text:style-name="T5">ni</text:span><text:span text:style-name="T23"> </text:span><text:span text:style-name="T5">se</text:span><text:span text:style-name="T23"> </text:span><text:span text:style-name="T5">entenderá</text:span><text:span text:style-name="T16"> </text:span><text:span text:style-name="T5">como</text:span><text:span text:style-name="T23"> </text:span><text:span text:style-name="T5">aceptación</text:span><text:span text:style-name="T16"> </text:span><text:span text:style-name="T5">de dichos incumplimientos e imperfectos, ni impedirá que EL </text:span><text:span text:style-name="T13">CONTRATANTE </text:span><text:span text:style-name="T5">le pueda exigir y hacer valer en cualquier momento los derechos de los que sean</text:span><text:span text:style-name="T38"> </text:span><text:span text:style-name="T5">titulares.</text:span></text:p>
      <text:p text:style-name="P5"/>
      <text:p text:style-name="P9"><text:span text:style-name="T6">DÉCIMA. GARANTÍA. </text:span><text:span text:style-name="T5">EL </text:span><text:span text:style-name="T13">CONTRATISTA </text:span><text:span text:style-name="T5">declara y garantiza que todas las informaciones por él presentadas a EL </text:span><text:span text:style-name="T13">CONTRATANTE </text:span><text:span text:style-name="T5">en este Contrato o en cualquier otra situación son verídicas, completas, correctas y exactas.</text:span></text:p>
      <text:p text:style-name="P1"/>
      <text:p text:style-name="P9"><text:span text:style-name="T7">DÉCIMA. SEGUNDA. MODIFICACIÓN DEL CONTRATO. </text:span><text:span text:style-name="T5">Este Contrato solo podrá ser modificado de común acuerdo por las partes, mediante la celebración y suscripción de convenios adicionales que deberán constar por escrito, que, una vez perfeccionados, formarán parte integrante del presente Contrato.</text:span></text:p>
      <text:p text:style-name="P5"/>
      <text:p text:style-name="P9"><text:span text:style-name="T6">DÉCIMA. </text:span><text:span text:style-name="T14">TERCERA. </text:span><text:span text:style-name="T6">ARBITRAMENTO. </text:span><text:span text:style-name="T25">Todas </text:span><text:span text:style-name="T5">las diferencias, disputas y discusiones que se lleguen a presentar en relación con la interpretación, ejecución, terminación de este Contrato, directa o indirectamente, serán dirimidas por un tribunal</text:span><text:span text:style-name="T16"> </text:span><text:span text:style-name="T5">de</text:span><text:span text:style-name="T25"> </text:span><text:span text:style-name="T5">arbitramento</text:span><text:span text:style-name="T25"> </text:span><text:span text:style-name="T5">que</text:span><text:span text:style-name="T21"> </text:span><text:span text:style-name="T5">se</text:span><text:span text:style-name="T21"> </text:span><text:span text:style-name="T5">sujetará</text:span><text:span text:style-name="T21"> </text:span><text:span text:style-name="T5">al</text:span><text:span text:style-name="T23"> </text:span><text:span text:style-name="T5">reglamento</text:span><text:span text:style-name="T38"> </text:span><text:span text:style-name="T5">del</text:span><text:span text:style-name="T21"> </text:span><text:span text:style-name="T5">Centro</text:span><text:span text:style-name="T16"> </text:span><text:span text:style-name="T5">de</text:span><text:span text:style-name="T35"> </text:span><text:span text:style-name="T5">Arbitraje</text:span><text:span text:style-name="T40"> </text:span><text:span text:style-name="T5">y</text:span><text:span text:style-name="T20"> </text:span><text:span text:style-name="T5">Conciliación</text:span><text:span text:style-name="T21"> </text:span><text:span text:style-name="T5">de</text:span><text:span text:style-name="T23"> </text:span><text:span text:style-name="T5">la</text:span><text:span text:style-name="T21"> </text:span><text:span text:style-name="T5">Cámara</text:span><text:span text:style-name="T16"> </text:span><text:span text:style-name="T5">de</text:span><text:span text:style-name="T16"> </text:span><text:span text:style-name="T5">Comercio de</text:span><text:span text:style-name="T19"> </text:span><text:span text:style-name="T5">Bogotá,</text:span><text:span text:style-name="T19"> </text:span><text:span text:style-name="T5">en</text:span><text:span text:style-name="T36"> </text:span><text:span text:style-name="T5">concordancia</text:span><text:span text:style-name="T15"> </text:span><text:span text:style-name="T5">con</text:span><text:span text:style-name="T16"> </text:span><text:span text:style-name="T5">lo</text:span><text:span text:style-name="T19"> </text:span><text:span text:style-name="T5">dispuesto</text:span><text:span text:style-name="T19"> </text:span><text:span text:style-name="T5">por</text:span><text:span text:style-name="T19"> </text:span><text:span text:style-name="T5">el</text:span><text:span text:style-name="T36"> </text:span><text:span text:style-name="T5">Decreto</text:span><text:span text:style-name="T36"> </text:span><text:span text:style-name="T5">2279</text:span><text:span text:style-name="T23"> </text:span><text:span text:style-name="T5">de</text:span><text:span text:style-name="T36"> </text:span><text:span text:style-name="T5">1989,</text:span><text:span text:style-name="T15"> </text:span><text:span text:style-name="T5">la</text:span><text:span text:style-name="T15"> </text:span><text:span text:style-name="T5">Ley</text:span><text:span text:style-name="T20"> </text:span><text:span text:style-name="T5">23</text:span><text:span text:style-name="T15"> </text:span><text:span text:style-name="T5">de</text:span><text:span text:style-name="T36"> </text:span><text:span text:style-name="T5">1991</text:span><text:span text:style-name="T21"> </text:span><text:span text:style-name="T5">y</text:span><text:span text:style-name="T36"> </text:span><text:span text:style-name="T5">el</text:span><text:span text:style-name="T19"> </text:span><text:span text:style-name="T5">Decreto</text:span><text:span text:style-name="T20"> </text:span><text:span text:style-name="T5">extraordinario 2651 de 1991, o por las normas que los reglamenten, adicionen, modifiquen o</text:span><text:span text:style-name="T18"> </text:span><text:span text:style-name="T5">sustituyan.</text:span></text:p>
      <text:p text:style-name="P5"/>
      <text:p text:style-name="P9"><text:span text:style-name="T6">DÉCIMA. </text:span><text:span text:style-name="T14">CUARTA. </text:span><text:span text:style-name="T6">IMPUESTOS. </text:span><text:span text:style-name="T25">Todos </text:span><text:span text:style-name="T5">los impuestos que se causen por razón de la suscripción, desarrollo, ejecución y</text:span><text:span text:style-name="T20"> </text:span><text:span text:style-name="T5">liquidación</text:span><text:span text:style-name="T21"> </text:span><text:span text:style-name="T5">del</text:span><text:span text:style-name="T20"> </text:span><text:span text:style-name="T5">presente</text:span><text:span text:style-name="T19"> </text:span><text:span text:style-name="T5">Contrato</text:span><text:span text:style-name="T19"> </text:span><text:span text:style-name="T5">con</text:span><text:span text:style-name="T19"> </text:span><text:span text:style-name="T5">excepción</text:span><text:span text:style-name="T23"> </text:span><text:span text:style-name="T5">de</text:span><text:span text:style-name="T19"> </text:span><text:span text:style-name="T5">los</text:span><text:span text:style-name="T23"> </text:span><text:span text:style-name="T5">que</text:span><text:span text:style-name="T19"> </text:span><text:span text:style-name="T5">estrictamente</text:span><text:span text:style-name="T19"> </text:span><text:span text:style-name="T5">correspondan</text:span><text:span text:style-name="T19"> </text:span><text:span text:style-name="T5">a</text:span><text:span text:style-name="T29"> </text:span><text:span text:style-name="T5">EL</text:span><text:span text:style-name="T43"> </text:span><text:span text:style-name="T13">CONTRATANTE,</text:span><text:span text:style-name="T23"> </text:span><text:span text:style-name="T5">son</text:span><text:span text:style-name="T19"> </text:span><text:span text:style-name="T5">de cargo exclusivo de EL</text:span><text:span text:style-name="T21"> </text:span><text:span text:style-name="T13">CONTRATISTA.</text:span></text:p>
      <text:p text:style-name="P7"/>
      <text:p text:style-name="P9"><text:span text:style-name="T5">En</text:span><text:span text:style-name="T21"> </text:span><text:span text:style-name="T5">señal</text:span><text:span text:style-name="T16"> </text:span><text:span text:style-name="T5">de</text:span><text:span text:style-name="T21"> </text:span><text:span text:style-name="T5">conformidad,</text:span><text:span text:style-name="T38"> </text:span><text:span text:style-name="T5">las</text:span><text:span text:style-name="T16"> </text:span><text:span text:style-name="T5">partes</text:span><text:span text:style-name="T13"> </text:span><text:span text:style-name="T5">suscriben</text:span><text:span text:style-name="T38"> </text:span><text:span text:style-name="T5">el</text:span><text:span text:style-name="T16"> </text:span><text:span text:style-name="T5">presente</text:span><text:span text:style-name="T25"> </text:span><text:span text:style-name="T5">documento</text:span><text:span text:style-name="T12"> </text:span><text:span text:style-name="T5">en</text:span><text:span text:style-name="T38"> </text:span><text:span text:style-name="T5">la</text:span><text:span text:style-name="T25"> </text:span><text:span text:style-name="T5">ciudad</text:span><text:span text:style-name="T16"> </text:span><text:span text:style-name="T5">de</text:span><text:span text:style-name="T40"> </text:span><text:span text:style-name="T5">Bogotá, </text:span></text:p>
      <text:p text:style-name="P10"/>
      <text:p text:style-name="P40"/>
      <text:p text:style-name="P41"><text:span text:style-name="T76"><text:s text:c="6"/>EL CONTRATANTE <text:tab/><text:tab/><text:tab/><text:tab/><text:tab/><text:tab/><text:tab/>EL CONTRATISTA</text:span></text:p>
      <text:p text:style-name="P40"/>
      <text:p text:style-name="P42"/>
      <text:p text:style-name="P45"/>
      <text:p text:style-name="P46"/>
      <text:p text:style-name="P49"><text:span text:style-name="T52"><text:tab/></text:span><text:span text:style-name="T4"><text:database-display text:table-name="" text:table-type="table" text:column-name="firma">«firma»</text:database-display></text:span></text:p>
      <text:section text:style-name="Sect1" text:name="TextSection">
        <text:p text:style-name="P48"><text:span text:style-name="T53">________________________________</text:span></text:p>
        <text:p text:style-name="P48"><text:span text:style-name="T53">PABLO DAVID LEMOINE ARBOLEDA<text:tab/></text:span></text:p>
        <text:p text:style-name="P48"><text:span text:style-name="T53">Representante Legal<text:tab/></text:span></text:p>
        <text:p text:style-name="P48"><text:span text:style-name="T54">CENTRO NACIONAL DE CONSULTORÍA</text:span></text:p>
        <text:p text:style-name="P47"/>
        <text:p text:style-name="P47"/>
        <text:p text:style-name="P48"><text:span text:style-name="T53">____________________________</text:span></text:p>
        <text:p text:style-name="P48"><text:span text:style-name="T53">Nombre:<text:tab/><text:tab/></text:span></text:p>
        <text:p text:style-name="P48"><text:span text:style-name="T53">C.C.</text:span></text:p>
        <text:p text:style-name="P48"><text:span text:style-name="T53">Teléfono</text:span></text:p>
        <text:p text:style-name="P48"><text:span text:style-name="T53">Mail.</text:span></text:p>
      </text:section>
      <text:section text:style-name="Sect2" text:name="Section1">
        <text:p text:style-name="P4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0" fo:widows="0" style:writing-mode="lr-tb"/>
      <style:text-properties style:font-name="Arial" fo:font-family="Arial" style:font-family-generic="roman" style:font-pitch="variable" fo:language="es" fo:country="ES" style:font-name-asian="Arial1" style:font-family-asian="Arial" style:font-family-generic-asian="system" style:font-pitch-asian="variable" style:language-asian="es" style:country-asian="ES" style:font-name-complex="Arial1" style:font-family-complex="Arial" style:font-family-generic-complex="system" style:font-pitch-complex="variable" style:language-complex="es" style:country-complex="E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439in" fo:margin-right="0in" fo:text-align="justify" style:justify-single-word="false" fo:text-indent="-0.2508in" style:auto-text-indent="false"/>
    </style:style>
    <style:style style:name="Table_20_Paragraph" style:display-name="Table Paragraph" style:family="paragraph" style:parent-style-name="Standard" style:default-outline-level=""/>
    <style:style style:name="Header" style:family="paragraph" style:parent-style-name="Standard" style:default-outline-level="" style:class="extra">
      <style:paragraph-properties fo:orphans="2" fo:widows="2"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" fo:font-family="'Times New Roman'" style:font-family-generic="roman" style:font-pitch="variable" fo:font-size="10pt" style:rfc-language-tag="es-ES-u-co-trad" fo:language="es" fo:country="ES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er" style:family="paragraph" style:parent-style-name="Standard" style:default-outline-level="" style:class="extra">
      <style:paragraph-properties fo:orphans="2" fo:widows="2"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" fo:font-family="'Times New Roman'" style:font-family-generic="roman" style:font-pitch="variable" fo:font-size="10pt" style:rfc-language-tag="es-ES-u-co-trad" fo:language="es" fo:country="ES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Texto_20_independiente_20_Car" style:display-name="Texto independiente Car" style:family="text" style:parent-style-name="Default_20_Paragraph_20_Font">
      <style:text-properties style:font-name="Arial" fo:font-family="Arial" style:font-family-generic="roman" style:font-pitch="variable" fo:font-size="10pt" fo:language="es" fo:country="ES" style:font-name-asian="Arial1" style:font-family-asian="Arial" style:font-family-generic-asian="system" style:font-pitch-asian="variable" style:font-size-asian="10pt" style:language-asian="es" style:country-asian="ES" style:font-name-complex="Arial1" style:font-family-complex="Arial" style:font-family-generic-complex="system" style:font-pitch-complex="variable" style:font-size-complex="10pt" style:language-complex="es" style:country-complex="ES"/>
    </style:style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0pt" style:rfc-language-tag="es-ES-u-co-trad" fo:language="es" fo:country="E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0pt" style:rfc-language-tag="es-ES-u-co-trad" fo:language="es" fo:country="E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comentario_20_Car" style:display-name="Texto comentario Car" style:family="text" style:parent-style-name="Default_20_Paragraph_20_Font">
      <style:text-properties style:font-name="Arial" fo:font-family="Arial" style:font-family-generic="roman" style:font-pitch="variable" fo:font-size="10pt" fo:language="es" fo:country="ES" style:font-name-asian="Arial1" style:font-family-asian="Arial" style:font-family-generic-asian="system" style:font-pitch-asian="variable" style:font-size-asian="10pt" style:language-asian="es" style:country-asian="ES" style:font-name-complex="Arial1" style:font-family-complex="Arial" style:font-family-generic-complex="system" style:font-pitch-complex="variable" style:font-size-complex="10pt" style:language-complex="es" style:country-complex="ES"/>
    </style:style>
    <style:style style:name="Asunto_20_del_20_comentario_20_Car" style:display-name="Asunto del comentario Car" style:family="text" style:parent-style-name="Texto_20_comentario_20_Car">
      <style:text-properties style:font-name="Arial" fo:font-family="Arial" style:font-family-generic="roman" style:font-pitch="variable" fo:font-size="10pt" fo:language="es" fo:country="ES" fo:font-weight="bold" style:font-name-asian="Arial1" style:font-family-asian="Arial" style:font-family-generic-asian="system" style:font-pitch-asian="variable" style:font-size-asian="10pt" style:language-asian="es" style:country-asian="ES" style:font-weight-asian="bold" style:font-name-complex="Arial1" style:font-family-complex="Arial" style:font-family-generic-complex="system" style:font-pitch-complex="variable" style:font-size-complex="10pt" style:language-complex="es" style:country-complex="ES" style:font-weight-complex="bold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fo:language="es" fo:country="ES" style:font-name-asian="Arial1" style:font-family-asian="Arial" style:font-family-generic-asian="system" style:font-pitch-asian="variable" style:font-size-asian="9pt" style:language-asian="es" style:country-asian="ES" style:font-name-complex="Segoe UI1" style:font-family-complex="'Segoe UI'" style:font-family-generic-complex="system" style:font-pitch-complex="variable" style:font-size-complex="9pt" style:language-complex="es" style:country-complex="ES"/>
    </style:style>
    <style:style style:name="ListLabel_20_1" style:display-name="ListLabel 1" style:family="text">
      <style:text-properties fo:color="#1a1a1a" fo:font-size="11pt" fo:letter-spacing="-0.0008in" fo:language="es" fo:country="ES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1pt" style:language-complex="es" style:country-complex="ES" style:text-scale="99%"/>
    </style:style>
    <style:style style:name="ListLabel_20_2" style:display-name="ListLabel 2" style:family="text">
      <style:text-properties fo:language="es" fo:country="ES" style:language-asian="es" style:country-asian="ES" style:language-complex="es" style:country-complex="ES"/>
    </style:style>
    <style:style style:name="ListLabel_20_3" style:display-name="ListLabel 3" style:family="text">
      <style:text-properties fo:language="es" fo:country="ES" style:language-asian="es" style:country-asian="ES" style:language-complex="es" style:country-complex="ES"/>
    </style:style>
    <style:style style:name="ListLabel_20_4" style:display-name="ListLabel 4" style:family="text">
      <style:text-properties fo:language="es" fo:country="ES" style:language-asian="es" style:country-asian="ES" style:language-complex="es" style:country-complex="ES"/>
    </style:style>
    <style:style style:name="ListLabel_20_5" style:display-name="ListLabel 5" style:family="text">
      <style:text-properties fo:language="es" fo:country="ES" style:language-asian="es" style:country-asian="ES" style:language-complex="es" style:country-complex="ES"/>
    </style:style>
    <style:style style:name="ListLabel_20_6" style:display-name="ListLabel 6" style:family="text">
      <style:text-properties fo:language="es" fo:country="ES" style:language-asian="es" style:country-asian="ES" style:language-complex="es" style:country-complex="ES"/>
    </style:style>
    <style:style style:name="ListLabel_20_7" style:display-name="ListLabel 7" style:family="text">
      <style:text-properties fo:language="es" fo:country="ES" style:language-asian="es" style:country-asian="ES" style:language-complex="es" style:country-complex="ES"/>
    </style:style>
    <style:style style:name="ListLabel_20_8" style:display-name="ListLabel 8" style:family="text">
      <style:text-properties fo:language="es" fo:country="ES" style:language-asian="es" style:country-asian="ES" style:language-complex="es" style:country-complex="ES"/>
    </style:style>
    <style:style style:name="ListLabel_20_9" style:display-name="ListLabel 9" style:family="text">
      <style:text-properties fo:language="es" fo:country="ES" style:language-asian="es" style:country-asian="ES" style:language-complex="es" style:country-complex="ES"/>
    </style:style>
    <style:style style:name="ListLabel_20_10" style:display-name="ListLabel 10" style:family="text">
      <style:text-properties fo:color="#1a1a1a" fo:font-size="11pt" fo:letter-spacing="-0.0008in" fo:language="es" fo:country="ES" style:font-size-asian="11pt" style:language-asian="es" style:country-asian="ES" style:font-size-complex="11pt" style:language-complex="es" style:country-complex="ES" style:text-scale="99%"/>
    </style:style>
    <style:style style:name="ListLabel_20_11" style:display-name="ListLabel 11" style:family="text">
      <style:text-properties fo:language="es" fo:country="ES" style:language-asian="es" style:country-asian="ES" style:language-complex="es" style:country-complex="ES"/>
    </style:style>
    <style:style style:name="ListLabel_20_12" style:display-name="ListLabel 12" style:family="text">
      <style:text-properties fo:language="es" fo:country="ES" style:language-asian="es" style:country-asian="ES" style:language-complex="es" style:country-complex="ES"/>
    </style:style>
    <style:style style:name="ListLabel_20_13" style:display-name="ListLabel 13" style:family="text">
      <style:text-properties fo:language="es" fo:country="ES" style:language-asian="es" style:country-asian="ES" style:language-complex="es" style:country-complex="ES"/>
    </style:style>
    <style:style style:name="ListLabel_20_14" style:display-name="ListLabel 14" style:family="text">
      <style:text-properties fo:language="es" fo:country="ES" style:language-asian="es" style:country-asian="ES" style:language-complex="es" style:country-complex="ES"/>
    </style:style>
    <style:style style:name="ListLabel_20_15" style:display-name="ListLabel 15" style:family="text">
      <style:text-properties fo:language="es" fo:country="ES" style:language-asian="es" style:country-asian="ES" style:language-complex="es" style:country-complex="ES"/>
    </style:style>
    <style:style style:name="ListLabel_20_16" style:display-name="ListLabel 16" style:family="text">
      <style:text-properties fo:language="es" fo:country="ES" style:language-asian="es" style:country-asian="ES" style:language-complex="es" style:country-complex="ES"/>
    </style:style>
    <style:style style:name="ListLabel_20_17" style:display-name="ListLabel 17" style:family="text">
      <style:text-properties fo:language="es" fo:country="ES" style:language-asian="es" style:country-asian="ES" style:language-complex="es" style:country-complex="ES"/>
    </style:style>
    <style:style style:name="ListLabel_20_18" style:display-name="ListLabel 18" style:family="text">
      <style:text-properties fo:language="es" fo:country="ES" style:language-asian="es" style:country-asian="ES" style:language-complex="es" style:country-complex="ES"/>
    </style:style>
    <style:style style:name="ListLabel_20_19" style:display-name="ListLabel 19" style:family="text">
      <style:text-properties fo:color="#1a1a1a" fo:font-weight="normal" style:font-weight-asian="normal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08in" fo:margin-left="0.439in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508in" fo:margin-left="1.1709in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2508in" fo:margin-left="1.8972in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2508in" fo:margin-left="2.6236in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2508in" fo:margin-left="3.35in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2508in" fo:margin-left="4.0764in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2508in" fo:margin-left="4.8028in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2508in" fo:margin-left="5.5291in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2508in" fo:margin-left="6.255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2508in" fo:margin-left="0.439in"/>
        </style:list-level-properties>
      </text:list-level-style-number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2508in" fo:margin-left="1.1709in"/>
        </style:list-level-properties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text-indent="-0.2508in" fo:margin-left="1.8972in"/>
        </style:list-level-properties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2508in" fo:margin-left="2.6236in"/>
        </style:list-level-properties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2508in" fo:margin-left="3.35in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2508in" fo:margin-left="4.0764in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2508in" fo:margin-left="4.8028in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2508in" fo:margin-left="5.5291in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2508in" fo:margin-left="6.255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69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97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9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97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97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97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97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7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19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43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39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3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3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3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39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3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39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7.3333in" fo:margin-left="0in" fo:margin-top="0in" fo:margin-bottom="0in" table:align="left" style:writing-mode="lr-tb"/>
    </style:style>
    <style:style style:name="Table2.A" style:family="table-column">
      <style:table-column-properties style:column-width="2.4111in"/>
    </style:style>
    <style:style style:name="Table2.B" style:family="table-column">
      <style:table-column-properties style:column-width="3.5431in"/>
    </style:style>
    <style:style style:name="Table2.C" style:family="table-column">
      <style:table-column-properties style:column-width="1.3792in"/>
    </style:style>
    <style:style style:name="Table2.1" style:family="table-row">
      <style:table-row-properties style:min-row-height="0.1861in" fo:keep-together="always"/>
    </style:style>
    <style:style style:name="Table2.A1" style:family="table-cell">
      <style:table-cell-properties style:vertical-align="middle" fo:padding-left="0.0583in" fo:padding-right="0.0486in" fo:padding-top="0in" fo:padding-bottom="0in" fo:border="1.5pt solid #000000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justify" style:justify-single-word="false"/>
    </style:style>
    <style:style style:name="MP3" style:family="paragraph" style:parent-style-name="Standard">
      <style:paragraph-properties fo:text-align="center" style:justify-single-word="false"/>
      <style:text-properties fo:language="es" fo:country="MX"/>
    </style:style>
    <style:style style:name="MP4" style:family="paragraph" style:parent-style-name="Standard">
      <style:paragraph-properties fo:text-align="center" style:justify-single-word="false"/>
      <style:text-properties fo:font-size="12pt" fo:language="es" fo:country="MX" fo:font-weight="bold" style:font-size-asian="12pt" style:font-weight-asian="bold"/>
    </style:style>
    <style:style style:name="MP5" style:family="paragraph" style:parent-style-name="Header">
      <style:paragraph-properties fo:text-align="center" style:justify-single-word="false"/>
      <style:text-properties style:font-name="Arial" fo:font-size="16pt" style:font-size-asian="16pt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size="14pt" fo:font-weight="bold" style:font-size-asian="14pt" style:font-weight-asian="bold"/>
    </style:style>
    <style:style style:name="MT2" style:family="text">
      <style:text-properties style:font-name="Arial Narrow" fo:language="es" fo:country="MX" fo:font-weight="bold" style:font-weight-asian="bold"/>
    </style:style>
    <style:style style:name="MT3" style:family="text">
      <style:text-properties style:font-name="Arial Narrow" fo:language="es" fo:country="MX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035in" fo:margin-bottom="0in" fo:margin-left="0.4028in" fo:margin-right="0.389in" style:writing-mode="lr-tb" style:layout-grid-color="#c0c0c0" style:layout-grid-lines="2434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189in" fo:margin-left="0in" fo:margin-right="0in" fo:margin-bottom="0.7791in" style:dynamic-spacing="true"/>
      </style:header-style>
      <style:footer-style>
        <style:header-footer-properties fo:min-height="0.1945in" fo:margin-left="0in" fo:margin-right="0in" fo:margin-top="0.1547in" style:dynamic-spacing="tru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4" office:value-type="string">
              <text:p text:style-name="MP1"><draw:frame draw:style-name="Mfr1" draw:name="Imagen 1" text:anchor-type="as-char" svg:width="1.5134in" svg:height="0.6173in" draw:z-index="3"><draw:image xlink:href="Pictures/1000000000000546000001FC294F392EC67F7359.jpg" xlink:type="simple" xlink:show="embed" xlink:actuate="onLoad" loext:mime-type="image/jpeg"/></draw:frame></text:p>
            </table:table-cell>
            <table:table-cell table:style-name="Table2.A1" table:number-rows-spanned="4" office:value-type="string">
              <text:p text:style-name="MP1"><text:span text:style-name="MT1">CONTRATO DE PRESTACIÓN DE SERVICIOS</text:span></text:p>
            </table:table-cell>
            <table:table-cell table:style-name="Table2.A1" office:value-type="string">
              <text:p text:style-name="MP2"><text:span text:style-name="MT2">Código: <text:s/></text:span><text:span text:style-name="MT3">F-RH-SL-003</text:span></text:p>
            </table:table-cell>
          </table:table-row>
          <table:table-row table:style-name="Table2.1">
            <table:covered-table-cell/>
            <table:covered-table-cell/>
            <table:table-cell table:style-name="Table2.A1" office:value-type="string">
              <text:p text:style-name="MP2"><text:span text:style-name="MT2">Versión: <text:s/></text:span><text:span text:style-name="MT3">00</text:span></text:p>
            </table:table-cell>
          </table:table-row>
          <table:table-row table:style-name="Table2.1">
            <table:covered-table-cell/>
            <table:covered-table-cell/>
            <table:table-cell table:style-name="Table2.A1" office:value-type="string">
              <text:p text:style-name="MP2"><text:span text:style-name="MT2">Emisión: <text:s/></text:span><text:span text:style-name="MT3">14/08/14</text:span></text:p>
            </table:table-cell>
          </table:table-row>
          <table:table-row table:style-name="Table2.1">
            <table:covered-table-cell/>
            <table:covered-table-cell/>
            <table:table-cell table:style-name="Table2.A1" office:value-type="string">
              <text:p text:style-name="MP2"><text:span text:style-name="MT2">Página </text:span><text:span text:style-name="MT3"><text:page-number text:select-page="current">4</text:page-number></text:span><text:span text:style-name="MT3"><text:s/>de </text:span><text:span text:style-name="MT3"><text:page-count>4</text:page-count></text:span></text:p>
            </table:table-cell>
          </table:table-row>
        </table:table>
        <text:p text:style-name="MP5"/>
      </style:header>
      <style:footer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nessa Milena Salamanca Aguirre</meta:initial-creator>
    <dc:creator>Carolina Rojas Álvarez</dc:creator>
    <meta:editing-cycles>2</meta:editing-cycles>
    <meta:creation-date>2020-11-25T21:43:00</meta:creation-date>
    <dc:date>2020-11-25T21:43:00</dc:date>
    <meta:editing-duration>PT1M</meta:editing-duration>
    <meta:generator>LibreOffice/6.0.7.3$Linux_X86_64 LibreOffice_project/00m0$Build-3</meta:generator>
    <meta:document-statistic meta:table-count="2" meta:image-count="1" meta:object-count="0" meta:page-count="4" meta:paragraph-count="79" meta:word-count="1889" meta:character-count="12288" meta:non-whitespace-character-count="104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